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Tahoma2" svg:font-family="Tahoma" style:font-family-generic="modern"/>
    <style:font-face style:name="tahoma" svg:font-family="tahoma" style:font-family-generic="modern"/>
    <style:font-face style:name="tahomaTahoma" svg:font-family="tahoma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Centaur" svg:font-family="Centaur" style:font-family-generic="roman"/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86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0.437cm"/>
    </style:style>
    <style:style style:name="co4" style:family="table-column">
      <style:table-column-properties fo:break-before="auto" style:column-width="3.808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6.04cm"/>
    </style:style>
    <style:style style:name="co9" style:family="table-column">
      <style:table-column-properties fo:break-before="auto" style:column-width="6.015cm"/>
    </style:style>
    <style:style style:name="co10" style:family="table-column">
      <style:table-column-properties fo:break-before="auto" style:column-width="0.266cm"/>
    </style:style>
    <style:style style:name="co11" style:family="table-column">
      <style:table-column-properties fo:break-before="auto" style:column-width="1.383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916cm"/>
    </style:style>
    <style:style style:name="co14" style:family="table-column">
      <style:table-column-properties fo:break-before="auto" style:column-width="2.748cm"/>
    </style:style>
    <style:style style:name="co15" style:family="table-column">
      <style:table-column-properties fo:break-before="auto" style:column-width="4.075cm"/>
    </style:style>
    <style:style style:name="co16" style:family="table-column">
      <style:table-column-properties fo:break-before="auto" style:column-width="3.339cm"/>
    </style:style>
    <style:style style:name="co17" style:family="table-column">
      <style:table-column-properties fo:break-before="auto" style:column-width="3.007cm"/>
    </style:style>
    <style:style style:name="co18" style:family="table-column">
      <style:table-column-properties fo:break-before="auto" style:column-width="5.87cm"/>
    </style:style>
    <style:style style:name="co19" style:family="table-column">
      <style:table-column-properties fo:break-before="auto" style:column-width="2.619cm"/>
    </style:style>
    <style:style style:name="co20" style:family="table-column">
      <style:table-column-properties fo:break-before="auto" style:column-width="3.759cm"/>
    </style:style>
    <style:style style:name="co21" style:family="table-column">
      <style:table-column-properties fo:break-before="auto" style:column-width="1.868cm"/>
    </style:style>
    <style:style style:name="co22" style:family="table-column">
      <style:table-column-properties fo:break-before="auto" style:column-width="0.704cm"/>
    </style:style>
    <style:style style:name="co23" style:family="table-column">
      <style:table-column-properties fo:break-before="auto" style:column-width="6.428cm"/>
    </style:style>
    <style:style style:name="co24" style:family="table-column">
      <style:table-column-properties fo:break-before="auto" style:column-width="1.311cm"/>
    </style:style>
    <style:style style:name="co25" style:family="table-column">
      <style:table-column-properties fo:break-before="auto" style:column-width="2.087cm"/>
    </style:style>
    <style:style style:name="co26" style:family="table-column">
      <style:table-column-properties fo:break-before="auto" style:column-width="2.207cm"/>
    </style:style>
    <style:style style:name="co27" style:family="table-column">
      <style:table-column-properties fo:break-before="auto" style:column-width="0.34cm"/>
    </style:style>
    <style:style style:name="co28" style:family="table-column">
      <style:table-column-properties fo:break-before="auto" style:column-width="0.557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672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427cm" fo:break-before="auto" style:use-optimal-row-height="true"/>
    </style:style>
    <style:style style:name="ro17" style:family="table-row">
      <style:table-row-properties style:row-height="0.76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85cm" fo:break-before="auto" style:use-optimal-row-height="tru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741cm" fo:break-before="auto" style:use-optimal-row-height="false"/>
    </style:style>
    <style:style style:name="ro22" style:family="table-row">
      <style:table-row-properties style:row-height="0.9cm" fo:break-before="auto" style:use-optimal-row-height="false"/>
    </style:style>
    <style:style style:name="ro23" style:family="table-row">
      <style:table-row-properties style:row-height="0.37cm" fo:break-before="auto" style:use-optimal-row-height="false"/>
    </style:style>
    <style:style style:name="ro24" style:family="table-row">
      <style:table-row-properties style:row-height="1.482cm" fo:break-before="auto" style:use-optimal-row-height="false"/>
    </style:style>
    <style:style style:name="ro25" style:family="table-row">
      <style:table-row-properties style:row-height="1.905cm" fo:break-before="auto" style:use-optimal-row-height="false"/>
    </style:style>
    <style:style style:name="ro26" style:family="table-row">
      <style:table-row-properties style:row-height="2.646cm" fo:break-before="auto" style:use-optimal-row-height="false"/>
    </style:style>
    <style:style style:name="ta1" style:family="table" style:master-page-name="PageStyle_5f_Guidleline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FunctionList">
      <style:table-properties table:display="true" style:writing-mode="lr-tb"/>
    </style:style>
    <style:style style:name="ta4" style:family="table" style:master-page-name="PageStyle_5f_Test_20_Report">
      <style:table-properties table:display="true" style:writing-mode="lr-tb"/>
    </style:style>
    <style:style style:name="ta5" style:family="table" style:master-page-name="PageStyle_5f_Function1">
      <style:table-properties table:display="true" style:writing-mode="lr-tb"/>
    </style:style>
    <style:style style:name="ta6" style:family="table" style:master-page-name="PageStyle_5f_Exampl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entury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entury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entury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Wingdings" fo:font-size="10.5pt" fo:font-style="normal" fo:text-shadow="none" style:text-underline-style="none" fo:font-weight="normal" style:font-name-asian="Wingdings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Wingdings" fo:font-size="10.5pt" fo:font-style="normal" fo:text-shadow="none" style:text-underline-style="none" fo:font-weight="normal" style:font-name-asian="Wingdings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fo:background-color="#ccffcc"/>
    </style:style>
    <style:style style:name="ce10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Centau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5f_Template_5f_UnitTest_20_Case_5f_v0.9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Tahoma" fo:font-size="22pt" fo:font-style="normal" fo:text-shadow="none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ce16" style:family="table-cell" style:parent-style-name="Normal_5f_Template_5f_UnitTest_20_Case_5f_v0.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Template_5f_UnitTest_20_Case_5f_v0.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ahoma" fo:font-size="26pt" fo:font-style="normal" fo:text-shadow="none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ce20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Template_5f_UnitTest_20_Case_5f_v0.9">
      <style:table-cell-properties style:diagonal-bl-tr="none" style:diagonal-tl-br="none" fo:background-color="transparent" fo:border="none" style:rotation-align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Normal_5f_Template_5f_UnitTest_20_Case_5f_v0.9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Normal_5f_Template_5f_UnitTest_20_Case_5f_v0.9" style:data-style-name="N171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Template_5f_UnitTest_20_Case_5f_v0.9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8" style:family="table-cell" style:parent-style-name="Normal_5f_Template_5f_UnitTest_20_Case_5f_v0.9" style:data-style-name="N171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Template_5f_UnitTest_20_Case_5f_v0.9" style:data-style-name="N171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1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2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4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5" style:family="table-cell" style:parent-style-name="Normal_5f_Template_5f_UnitTest_20_Case_5f_v0.9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Normal_5f_Template_5f_UnitTest_20_Case_5f_v0.9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Normal_5f_Template_5f_UnitTest_20_Case_5f_v0.9" style:data-style-name="N100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Normal_5f_Template_5f_UnitTest_20_Case_5f_v0.9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Normal_5f_Template_5f_UnitTest_20_Case_5f_v0.9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Normal_5f_Template_5f_UnitTest_20_Case_5f_v0.9" style:data-style-name="N5117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7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8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49" style:family="table-cell" style:parent-style-name="Normal_5f_Template_5f_UnitTest_20_Case_5f_v0.9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Normal_5f_Template_5f_UnitTest_20_Case_5f_v0.9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1" style:family="table-cell" style:parent-style-name="Normal_5f_Template_5f_UnitTest_20_Case_5f_v0.9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Normal_5f_Template_5f_UnitTest_20_Case_5f_v0.9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Normal_5f_Template_5f_UnitTest_20_Case_5f_v0.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Normal_5f_Template_5f_UnitTest_20_Case_5f_v0.9" style:data-style-name="N1">
      <style:table-cell-properties fo:background-color="#ffffff" style:cell-protect="protected formula-hidden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Template_5f_UnitTest_20_Case_5f_v0.9" style:data-style-name="N1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Normal_5f_Template_5f_UnitTest_20_Case_5f_v0.9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Normal_5f_Template_5f_UnitTest_20_Case_5f_v0.9" style:data-style-name="N1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Template_5f_UnitTest_20_Case_5f_v0.9" style:data-style-name="N1">
      <style:table-cell-properties style:glyph-orientation-vertical="0" fo:border-bottom="0.002cm solid #000000" fo:background-color="#3333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Normal_5f_Template_5f_UnitTest_20_Case_5f_v0.9" style:data-style-name="N1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Template_5f_UnitTest_20_Case_5f_v0.9" style:data-style-name="N1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Template_5f_UnitTest_20_Case_5f_v0.9" style:data-style-name="N1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Template_5f_UnitTest_20_Case_5f_v0.9" style:data-style-name="N1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Template_5f_UnitTest_20_Case_5f_v0.9" style:data-style-name="N1">
      <style:table-cell-properties style:glyph-orientation-vertical="0" fo:border-bottom="0.002cm solid #000000" fo:background-color="#333399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Template_5f_UnitTest_20_Case_5f_v0.9" style:data-style-name="N1">
      <style:table-cell-properties style:glyph-orientation-vertical="0" fo:border-bottom="0.002cm solid #000000" fo:background-color="#ff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Normal_5f_Template_5f_UnitTest_20_Case_5f_v0.9" style:data-style-name="N1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Normal_5f_Template_5f_UnitTest_20_Case_5f_v0.9" style:data-style-name="N1">
      <style:table-cell-properties style:glyph-orientation-vertical="0" fo:border-bottom="0.002cm solid #000000" fo:background-color="#333399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Normal_5f_Template_5f_UnitTest_20_Case_5f_v0.9" style:data-style-name="N1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Template_5f_UnitTest_20_Case_5f_v0.9">
      <style:table-cell-properties style:glyph-orientation-vertical="0" fo:border-bottom="0.002cm solid #000000" fo:background-color="#3333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Template_5f_UnitTest_20_Case_5f_v0.9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Template_5f_UnitTest_20_Case_5f_v0.9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Template_5f_UnitTest_20_Case_5f_v0.9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1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83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Template_5f_UnitTest_20_Case_5f_v0.9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Template_5f_UnitTest_20_Case_5f_v0.9">
      <style:table-cell-properties style:glyph-orientation-vertical="0" fo:border-bottom="0.002cm solid #000000" fo:background-color="#333399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Normal_5f_Template_5f_UnitTest_20_Case_5f_v0.9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Template_5f_UnitTest_20_Case_5f_v0.9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89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91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9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Normal_5f_Template_5f_UnitTest_20_Case_5f_v0.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Normal_5f_Template_5f_UnitTest_20_Case_5f_v0.9">
      <style:table-cell-properties style:glyph-orientation-vertical="0" fo:border-bottom="0.002cm solid #000000" fo:background-color="#3333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00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01" style:family="table-cell" style:parent-style-name="Normal_5f_Template_5f_UnitTest_20_Case_5f_v0.9">
      <style:table-cell-properties style:glyph-orientation-vertical="0" fo:border-bottom="0.002cm solid #000000" fo:background-color="#3333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Template_5f_UnitTest_20_Case_5f_v0.9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Template_5f_UnitTest_20_Case_5f_v0.9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Template_5f_UnitTest_20_Case_5f_v0.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Template_5f_UnitTest_20_Case_5f_v0.9">
      <style:table-cell-properties fo:border-bottom="none" fo:background-color="#ffffff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109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Template_5f_UnitTest_20_Case_5f_v0.9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Template_5f_UnitTest_20_Case_5f_v0.9" style:data-style-name="N0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Template_5f_UnitTest_20_Case_5f_v0.9" style:data-style-name="N0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Template_5f_UnitTest_20_Case_5f_v0.9" style:data-style-name="N0">
      <style:table-cell-properties style:glyph-orientation-vertical="0" fo:border-bottom="0.035cm solid #000000" fo:background-color="#00008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Functional_20_Test_20_Case_20_v1.0">
      <style:table-cell-properties style:glyph-orientation-vertical="0"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7" style:family="table-cell" style:parent-style-name="Normal_5f_Functional_20_Test_20_Case_20_v1.0">
      <style:table-cell-properties fo:background-color="#ffffff" style:diagonal-bl-tr="none" style:diagonal-tl-br="none" fo:border="none" style:rotation-align="non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18" style:family="table-cell" style:parent-style-name="Normal_5f_Template_5f_UnitTest_20_Case_5f_v0.9" style:data-style-name="N0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Excel_5f_BuiltIn_5f_Hyperlink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20" style:family="table-cell" style:parent-style-name="Excel_5f_BuiltIn_5f_Hyperlink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0080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Normal_5f_Template_5f_UnitTest_20_Case_5f_v0.9" style:data-style-name="N0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Normal_5f_Template_5f_UnitTest_20_Case_5f_v0.9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Template_5f_UnitTest_20_Case_5f_v0.9">
      <style:table-cell-properties style:glyph-orientation-vertical="0" fo:border-bottom="0.035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Normal_5f_Template_5f_UnitTest_20_Case_5f_v0.9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Template_5f_UnitTest_20_Case_5f_v0.9" style:data-style-name="N1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Template_5f_UnitTest_20_Case_5f_v0.9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Template_5f_UnitTest_20_Case_5f_v0.9" style:data-style-name="N0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Template_5f_UnitTest_20_Case_5f_v0.9" style:data-style-name="N511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2" style:family="table-cell" style:parent-style-name="Normal_5f_Template_5f_UnitTest_20_Case_5f_v0.9" style:data-style-name="N0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Template_5f_UnitTest_20_Case_5f_v0.9" style:data-style-name="N511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5" style:family="table-cell" style:parent-style-name="Normal_5f_Functional_20_Test_20_Case_20_v1.0" style:data-style-name="N17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Template_5f_UnitTest_20_Case_5f_v0.9" style:data-style-name="N511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8000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138" style:family="table-cell" style:parent-style-name="Normal_5f_Template_5f_UnitTest_20_Case_5f_v0.9" style:data-style-name="N0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Template_5f_UnitTest_20_Case_5f_v0.9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3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4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5" style:family="table-cell" style:parent-style-name="Normal_5f_Template_5f_UnitTest_20_Case_5f_v0.9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6" style:family="table-cell" style:parent-style-name="Normal_5f_Template_5f_UnitTest_20_Case_5f_v0.9">
      <style:table-cell-properties fo:background-color="#ff9900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8" style:family="table-cell" style:parent-style-name="Normal_5f_Template_5f_UnitTest_20_Case_5f_v0.9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9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0" style:family="table-cell" style:parent-style-name="Normal_5f_Template_5f_UnitTest_20_Case_5f_v0.9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1" style:family="table-cell" style:parent-style-name="Normal_5f_Template_5f_UnitTest_20_Case_5f_v0.9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3" style:family="table-cell" style:parent-style-name="Normal_5f_Template_5f_UnitTest_20_Case_5f_v0.9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6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7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8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9" style:family="table-cell" style:parent-style-name="Normal_5f_Template_5f_UnitTest_20_Case_5f_v0.9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0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1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2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3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4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5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6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7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8" style:family="table-cell" style:parent-style-name="Normal_5f_Sheet1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6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2" style:family="table-cell" style:parent-style-name="Normal_5f_Template_5f_UnitTest_20_Case_5f_v0.9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3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4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5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6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7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8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79" style:family="table-cell" style:parent-style-name="Normal_5f_Template_5f_UnitTest_20_Case_5f_v0.9">
      <style:table-cell-properties fo:background-color="#ff9900"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0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4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5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6" style:family="table-cell" style:parent-style-name="Normal_5f_Template_5f_UnitTest_20_Case_5f_v0.9">
      <style:table-cell-properties style:glyph-orientation-vertical="0" fo:background-color="#ff99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7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8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9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0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1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6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7" style:family="table-cell" style:parent-style-name="Normal_5f_Template_5f_UnitTest_20_Case_5f_v0.9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8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99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0" style:family="table-cell" style:parent-style-name="Normal_5f_Template_5f_UnitTest_20_Case_5f_v0.9">
      <style:table-cell-properties style:glyph-orientation-vertical="0" fo:border-bottom="0.105cm double #000000" style:border-line-width-bottom="0.035cm 0.035cm 0.035cm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1" style:family="table-cell" style:parent-style-name="Normal_5f_Template_5f_UnitTest_20_Case_5f_v0.9">
      <style:table-cell-properties style:glyph-orientation-vertical="0" fo:border-bottom="0.035cm solid #000000" fo:background-color="#ff99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Normal_5f_Template_5f_UnitTest_20_Case_5f_v0.9">
      <style:table-cell-properties style:glyph-orientation-vertical="0" fo:background-color="#ff99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Normal_5f_Template_5f_UnitTest_20_Case_5f_v0.9">
      <style:table-cell-properties fo:background-color="#ff9900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4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5" style:family="table-cell" style:parent-style-name="Normal_5f_Template_5f_UnitTest_20_Case_5f_v0.9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6" style:family="table-cell" style:parent-style-name="Normal_5f_Sheet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09" style:family="table-cell" style:parent-style-name="Normal_5f_Template_5f_UnitTest_20_Case_5f_v0.9">
      <style:table-cell-properties style:glyph-orientation-vertical="0" fo:background-color="#ff9900" style:text-align-source="value-type" style:repeat-content="false" fo:wrap-option="no-wrap" style:direction="ltr" style:rotation-angle="27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0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1" style:family="table-cell" style:parent-style-name="Normal_5f_Template_5f_UnitTest_20_Case_5f_v0.9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2" style:family="table-cell" style:parent-style-name="Normal_5f_Template_5f_UnitTest_20_Case_5f_v0.9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13" style:family="table-cell" style:parent-style-name="Normal_5f_Template_5f_UnitTest_20_Case_5f_v0.9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214" style:family="table-cell" style:parent-style-name="Normal_5f_Template_5f_UnitTest_20_Case_5f_v0.9" style:data-style-name="N177">
      <style:table-cell-properties style:glyph-orientation-vertical="0" style:diagonal-bl-tr="none" style:diagonal-tl-br="none" style:text-align-source="value-type" style:repeat-content="false" fo:wrap-option="no-wrap" fo:border="0.035cm solid #000000" style:direction="ttb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5" style:family="table-cell" style:parent-style-name="Normal_5f_Template_5f_UnitTest_20_Case_5f_v0.9">
      <style:table-cell-properties style:glyph-orientation-vertical="0" style:diagonal-bl-tr="none" style:diagonal-tl-br="none" style:text-align-source="value-type" style:repeat-content="false" fo:wrap-option="no-wrap" fo:border="0.035cm solid #000000" style:direction="ttb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6" style:family="table-cell" style:parent-style-name="Normal_5f_Sheet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8" style:family="table-cell" style:parent-style-name="Normal_5f_Sheet1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1" style:family="table-cell" style:parent-style-name="Normal_5f_Template_5f_UnitTest_20_Case_5f_v0.9" style:data-style-name="N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5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6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8000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8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0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1" style:family="table-cell" style:parent-style-name="Normal_5f_Template_5f_UnitTest_20_Case_5f_v0.9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2" style:family="table-cell" style:parent-style-name="Normal_5f_Template_5f_UnitTest_20_Case_5f_v0.9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3" style:family="table-cell" style:parent-style-name="Normal_5f_Template_5f_UnitTest_20_Case_5f_v0.9">
      <style:table-cell-properties fo:background-color="transparent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4" style:family="table-cell" style:parent-style-name="Normal_5f_Template_5f_UnitTest_20_Case_5f_v0.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235" style:family="table-cell" style:parent-style-name="Normal_5f_Template_5f_UnitTest_20_Case_5f_v0.9" style:data-style-name="N10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6" style:family="table-cell" style:parent-style-name="Normal_5f_Template_5f_UnitTest_20_Case_5f_v0.9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7" style:family="table-cell" style:parent-style-name="Normal_5f_Template_5f_UnitTest_20_Case_5f_v0.9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8" style:family="table-cell" style:parent-style-name="Normal_5f_Template_5f_UnitTest_20_Case_5f_v0.9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.026cm" svg:stroke-color="#000000" draw:marker-start="Arrowhead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Century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Century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Century" fo:font-size="10.5pt" fo:font-style="italic" fo:text-shadow="none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&quot;;&quot;&quot;)" table:allow-empty-cell="true" table:display-list="unsorted" table:base-cell-address="testMethodCode.F10">
          <table:error-message table:message-type="stop" table:display="true"/>
        </table:content-validation>
        <table:content-validation table:name="val2" table:condition="of:cell-content-is-in-list(&quot;N&quot;;&quot;A&quot;;&quot;B&quot;;&quot;&quot;)" table:allow-empty-cell="true" table:display-list="unsorted" table:base-cell-address="testMethodCode.F40">
          <table:error-message table:message-type="stop" table:display="true"/>
        </table:content-validation>
        <table:content-validation table:name="val3" table:condition="of:cell-content-is-in-list(&quot;P&quot;;&quot;F&quot;;&quot;&quot;)" table:allow-empty-cell="true" table:display-list="unsorted" table:base-cell-address="testMethodCode.F41">
          <table:error-message table:message-type="stop" table:display="true"/>
        </table:content-validation>
        <table:content-validation table:name="val4" table:condition="of:cell-content-is-in-list(&quot;O&quot;;&quot;&quot;)" table:allow-empty-cell="true" table:display-list="unsorted" table:base-cell-address="Guidleline.F10">
          <table:error-message table:message-type="stop" table:display="true"/>
        </table:content-validation>
        <table:content-validation table:name="val5" table:condition="of:cell-content-is-in-list(&quot;N&quot;;&quot;A&quot;;&quot;B&quot;;&quot;&quot;)" table:allow-empty-cell="true" table:display-list="unsorted" table:base-cell-address="Guidleline.F46">
          <table:error-message table:message-type="stop" table:display="true"/>
        </table:content-validation>
        <table:content-validation table:name="val6" table:condition="of:cell-content-is-in-list(&quot;P&quot;;&quot;F&quot;;&quot;&quot;)" table:allow-empty-cell="true" table:display-list="unsorted" table:base-cell-address="Guidleline.F47">
          <table:error-message table:message-type="stop" table:display="true"/>
        </table:content-validation>
      </table:content-validations>
      <table:table table:name="Guidleline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56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Guideline to make and understand Unit Test Case</text:p>
          </table:table-cell>
          <table:table-cell table:style-name="ce10" table:number-columns-repeated="1023"/>
        </table:table-row>
        <table:table-row table:style-name="ro1">
          <table:table-cell table:style-name="ce1"/>
          <table:table-cell table:style-name="ce10" table:number-columns-repeated="1023"/>
        </table:table-row>
        <table:table-row table:style-name="ro2">
          <table:table-cell table:style-name="ce2" office:value-type="string">
            <text:p>1. Overview</text:p>
          </table:table-cell>
          <table:table-cell table:style-name="ce11" table:number-columns-repeated="1023"/>
        </table:table-row>
        <table:table-row table:style-name="ro3">
          <table:table-cell table:style-name="ce3" office:value-type="string">
            <text:p><text:s/>- In the template, Unit test cases are based on functions. Each sheet presents test cases for one function.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/>- <text:span text:style-name="T3">Cover</text:span><text:span text:style-name="T4">: General information of the project and Unit Test cases</text:span>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/>- <text:span text:style-name="T3">FunctionList</text:span><text:span text:style-name="T4">: The list of Classes and Functions in the document. </text:span></text:p>
            <text:p><text:span text:style-name="T4"><text:s text:c="5"/></text:span><text:span text:style-name="T4">To control that the number of Unit TC meets customer's requirement or the norm, user should fill value for <text:s/></text:span></text:p>
            <text:p><text:span text:style-name="T4"><text:s text:c="5"/></text:span><text:span text:style-name="T4">'Normal number of Test cases/KLOC'. </text:span></text:p>
          </table:table-cell>
          <table:table-cell table:number-columns-repeated="1023"/>
        </table:table-row>
        <table:table-row table:style-name="ro5">
          <table:table-cell table:style-name="ce4" office:value-type="string">
            <text:p><text:s text:c="5"/>Click on Function link to open the related Test cases of the function. <text:s/></text:p>
            <text:p><text:s text:c="5"/><text:span text:style-name="T5">Note:</text:span><text:span text:style-name="T4"> You should create new Function sheet before creting the link</text:span>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<text:s/>- <text:span text:style-name="T3">Test Report</text:span><text:span text:style-name="T4">: provive the overview results of Functions Unit test: Test coverage, Test successful coverage </text:span></text:p>
            <text:p><text:span text:style-name="T4"><text:s text:c="10"/></text:span><text:span text:style-name="T4">(Summary, for normal/abnormal/boundary cases)</text:span></text:p>
          </table:table-cell>
          <table:table-cell table:style-name="ce12" table:number-columns-repeated="1023"/>
        </table:table-row>
        <table:table-row table:style-name="ro7">
          <table:table-cell table:style-name="ce3" office:value-type="string">
            <text:p><text:s text:c="5"/><text:span text:style-name="T5">Note</text:span><text:span text:style-name="T4">: <text:s/>Should check the formula of "Sub Total" if you add more functions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2. Content in Test function sheet</text:p>
          </table:table-cell>
          <table:table-cell table:style-name="ce11" table:number-columns-repeated="1023"/>
        </table:table-row>
        <table:table-row table:style-name="ro8">
          <table:table-cell table:style-name="ce3" office:value-type="string">
            <text:p>The content includes:</text:p>
          </table:table-cell>
          <table:table-cell table:number-columns-repeated="1023"/>
        </table:table-row>
        <table:table-row table:style-name="ro9">
          <table:table-cell table:style-name="ce6" office:value-type="string">
            <text:p>2.1 Combination of test cases.</text:p>
          </table:table-cell>
          <table:table-cell table:style-name="ce13" table:number-columns-repeated="1023"/>
        </table:table-row>
        <table:table-row table:style-name="ro4">
          <table:table-cell table:style-name="ce7" office:value-type="string">
            <text:p>l<text:span text:style-name="T6">         </text:span><text:span text:style-name="T4">To verify that number of Unit TC meets customer's requirement or not. User has to fill number LOC of tested function and fill </text:span><text:span text:style-name="T4">value of 'Normal number test cases/KLOC' item in FunctionList sheet, which is required by customer or normal value. The number </text:span><text:span text:style-name="T4">of lacked TC is shown in 'Lack of test cases' item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If the number of Unit TC does not meet the requirement, creator should explain the reasons.</text:span>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l<text:span text:style-name="T6">       </text:span><text:span text:style-name="T4"> If the number of <text:s/>'Normal number test cases/KLOC' item in FunctionList sheet is not recorded, the number in 'Lack of test </text:span><text:span text:style-name="T4">cases' is not</text:span></text:p>
            <text:p><text:span text:style-name="T4"><text:s text:c="9"/></text:span><text:span text:style-name="T4">calculated.</text:span></text:p>
          </table:table-cell>
          <table:table-cell table:number-columns-repeated="1023"/>
        </table:table-row>
        <table:table-row table:style-name="ro10">
          <table:table-cell table:style-name="ce3"/>
          <table:table-cell table:number-columns-repeated="1023"/>
        </table:table-row>
        <table:table-row table:style-name="ro9">
          <table:table-cell table:style-name="ce6" office:value-type="string">
            <text:p><text:s/>2.2 Condition and confirmation of Test cases.</text:p>
          </table:table-cell>
          <table:table-cell table:style-name="ce13" table:number-columns-repeated="1023"/>
        </table:table-row>
        <table:table-row table:style-name="ro8">
          <table:table-cell table:style-name="ce3" office:value-type="string">
            <text:p><text:s/>Each test case is the combination of condition and confirmation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7" office:value-type="string">
            <text:p>l<text:span text:style-name="T6">         </text:span><text:span text:style-name="T4">Condition:</text:span>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Condition is combination of precondition and values of inputs.</text:p>
          </table:table-cell>
          <table:table-cell table:style-name="ce3"/>
          <table:table-cell table:number-columns-repeated="1022"/>
        </table:table-row>
        <table:table-row table:style-name="ro11">
          <table:table-cell table:style-name="ce4" office:value-type="string">
            <text:p><text:s text:c="8"/>- Precondition: it is setting condition that must exist before execution of the test case. </text:p>
            <text:p><text:s text:c="20"/>Example: file A is precondition for the test case that needs to access file A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Values of inputs: it includes 3 types of values: normal, boundary and abnormal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Normal values are values of inputs used mainly and usually to ensure the function works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Boundary values are limit values that contain upper and lower values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. Abnormal values are non-expected values. And normally it processes exception cases. <text:s text:c="2"/></text:p>
          </table:table-cell>
          <table:table-cell table:style-name="ce3"/>
          <table:table-cell table:number-columns-repeated="2" table:style-name="ce3" office:value-type="string">
            <text:p><text:s/></text:p>
          </table:table-cell>
          <table:table-cell table:number-columns-repeated="1020"/>
        </table:table-row>
        <table:table-row table:style-name="ro8">
          <table:table-cell table:style-name="ce3" office:value-type="string">
            <text:p><text:s text:c="8"/>- For examples: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2"/>Input value belongs to 5&lt;= input &lt;=10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5"/>. 6,7,8,9 are normal values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5"/>. 5, 10 are boundary values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5"/>. -1, 11,... are abnormal values. <text:s text:c="2"/></text:p>
          </table:table-cell>
          <table:table-cell table:style-name="ce3"/>
          <table:table-cell table:style-name="ce3" office:value-type="string">
            <text:p><text:s/></text:p>
          </table:table-cell>
          <table:table-cell table:number-columns-repeated="1021"/>
        </table:table-row>
        <table:table-row table:style-name="ro8">
          <table:table-cell table:style-name="ce7" office:value-type="string">
            <text:p>l<text:span text:style-name="T6">         </text:span><text:span text:style-name="T4">Confirmation: </text:span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<text:s text:c="8"/>- It is combination of expected result to check output of each function. </text:p>
            <text:p><text:s text:c="10"/>If the results are the same with confirmation, the test case is passed, other case it is failed. 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8"/>- Confirmation can include: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6"/>+ Output result of the function.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16"/>+ Output log messages in log file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3" office:value-type="string">
            <text:p><text:s text:c="16"/>+ Output screen message...</text:p>
          </table:table-cell>
          <table:table-cell table:style-name="ce3"/>
          <table:table-cell table:number-columns-repeated="1022"/>
        </table:table-row>
        <table:table-row table:style-name="ro8">
          <table:table-cell table:style-name="ce7" office:value-type="string">
            <text:p>l<text:span text:style-name="T6">         </text:span><text:span text:style-name="T4">Type of test cases and result:</text:span>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<text:s text:c="8"/>- Type of test case: It includes normal, boundary and abnormal test cases. User selects the type based on the type of input data.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<text:s text:c="8"/>- Test case result: the actual output results comparing with the Confirmation.</text:p>
            <text:p><text:s text:c="17"/><text:span text:style-name="T3">P</text:span><text:span text:style-name="T4"> for Passed and </text:span><text:span text:style-name="T3">F</text:span><text:span text:style-name="T4"> for Failed cases.</text:span></text:p>
            <text:p><text:span text:style-name="T4"><text:s text:c="10"/></text:span><text:span text:style-name="T4">It can 'OK' or 'NG' (it depends on habit of the teams or customers)</text:span></text:p>
          </table:table-cell>
          <table:table-cell table:style-name="ce3"/>
          <table:table-cell table:number-columns-repeated="1022"/>
        </table:table-row>
        <table:table-row table:style-name="ro10">
          <table:table-cell table:style-name="ce5"/>
          <table:table-cell table:style-name="ce3"/>
          <table:table-cell table:number-columns-repeated="1022"/>
        </table:table-row>
        <table:table-row table:style-name="ro9">
          <table:table-cell table:style-name="ce6" office:value-type="string">
            <text:p><text:s/>2.3. Other items:</text:p>
          </table:table-cell>
          <table:table-cell table:style-name="ce13"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Function Code: it is ID of the function and updated automatically according to FunctionList sheet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Function Name: it is name <text:s/>of the function and updated automatically according to FunctionList sheet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Created By: Name of creator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Executed By: Name of person who executes the unit test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Lines of code: Number of Code line of the function.</text:span></text:p>
          </table:table-cell>
          <table:table-cell table:number-columns-repeated="1023"/>
        </table:table-row>
        <table:table-row table:style-name="ro8">
          <table:table-cell table:style-name="ce7" office:value-type="string">
            <text:p>l<text:span text:style-name="T6">         </text:span><text:span text:style-name="T4">Test requirement: Brief description about requirements which are tested in this function, it is not mandatory.</text:span></text:p>
          </table:table-cell>
          <table:table-cell table:number-columns-repeated="1023"/>
        </table:table-row>
        <table:table-row table:style-name="ro8">
          <table:table-cell table:style-name="ce3" office:value-type="string">
            <text:p><text:s text:c="9"/></text:p>
          </table:table-cell>
          <table:table-cell table:number-columns-repeated="1023"/>
        </table:table-row>
        <table:table-row table:style-name="ro10">
          <table:table-cell table:style-name="ce3"/>
          <table:table-cell table:number-columns-repeated="1023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ver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8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2" table:number-columns-repeated="250" table:default-cell-style-name="ce14"/>
        <table:table-column table:style-name="co2" table:number-columns-repeated="767" table:default-cell-style-name="Default"/>
        <table:table-row table:style-name="ro10">
          <table:table-cell table:number-columns-repeated="1024"/>
        </table:table-row>
        <table:table-row table:style-name="ro12">
          <table:table-cell table:style-name="ce15"/>
          <table:table-cell table:style-name="ce19"/>
          <table:table-cell table:style-name="ce30" office:value-type="string" table:number-columns-spanned="5" table:number-rows-spanned="1">
            <text:p>UNIT TEST CASE</text:p>
          </table:table-cell>
          <table:covered-table-cell table:number-columns-repeated="4" table:style-name="ce30"/>
          <table:table-cell table:style-name="ce53" table:number-columns-repeated="1017"/>
        </table:table-row>
        <table:table-row table:style-name="ro10">
          <table:table-cell/>
          <table:table-cell table:style-name="ce20"/>
          <table:table-cell table:style-name="ce31"/>
          <table:table-cell table:number-columns-repeated="2"/>
          <table:table-cell table:style-name="ce42"/>
          <table:table-cell table:number-columns-repeated="1018"/>
        </table:table-row>
        <table:table-row table:style-name="ro13">
          <table:table-cell/>
          <table:table-cell table:style-name="ce21" office:value-type="string">
            <text:p>Project Name</text:p>
          </table:table-cell>
          <table:table-cell table:style-name="ce32" office:value-type="string" table:number-columns-spanned="3" table:number-rows-spanned="1">
            <text:p>&lt;Project Name&gt;</text:p>
          </table:table-cell>
          <table:covered-table-cell table:number-columns-repeated="2" table:style-name="ce32"/>
          <table:table-cell table:style-name="ce21" office:value-type="string">
            <text:p>Creator</text:p>
          </table:table-cell>
          <table:table-cell table:style-name="ce45"/>
          <table:table-cell table:number-columns-repeated="1017"/>
        </table:table-row>
        <table:table-row table:style-name="ro13">
          <table:table-cell/>
          <table:table-cell table:style-name="ce21" office:value-type="string">
            <text:p>Project Code</text:p>
          </table:table-cell>
          <table:table-cell table:style-name="ce32" office:value-type="string" table:number-columns-spanned="3" table:number-rows-spanned="1">
            <text:p>&lt;Project Code&gt;</text:p>
          </table:table-cell>
          <table:covered-table-cell table:number-columns-repeated="2" table:style-name="ce32"/>
          <table:table-cell table:style-name="ce21" office:value-type="string">
            <text:p>Reviewer/Approver</text:p>
          </table:table-cell>
          <table:table-cell table:style-name="ce45"/>
          <table:table-cell table:number-columns-repeated="1017"/>
        </table:table-row>
        <table:table-row table:style-name="ro14">
          <table:table-cell/>
          <table:table-cell table:style-name="ce22" office:value-type="string" table:number-columns-spanned="1" table:number-rows-spanned="2">
            <text:p>Document Code</text:p>
          </table:table-cell>
          <table:table-cell table:style-name="ce33" table:formula="of:=[.C5]&amp;&quot;_&quot;&amp;&quot;XXX&quot;&amp;&quot;_&quot;&amp;&quot;vx.x&quot;" office:value-type="string" office:string-value="&lt;Project Code&gt;_XXX_vx.x" table:number-columns-spanned="3" table:number-rows-spanned="2">
            <text:p>&lt;Project Code&gt;_XXX_vx.x</text:p>
          </table:table-cell>
          <table:covered-table-cell table:number-columns-repeated="2" table:style-name="ce33"/>
          <table:table-cell table:style-name="ce21" office:value-type="string">
            <text:p>Issue Date</text:p>
          </table:table-cell>
          <table:table-cell table:style-name="ce46" office:value-type="string">
            <text:p>&lt;Date when this test report is created&gt;</text:p>
          </table:table-cell>
          <table:table-cell table:number-columns-repeated="1017"/>
        </table:table-row>
        <table:table-row table:style-name="ro15">
          <table:table-cell/>
          <table:covered-table-cell table:style-name="ce22"/>
          <table:covered-table-cell table:number-columns-repeated="3" table:style-name="ce33"/>
          <table:table-cell table:style-name="ce21" office:value-type="string">
            <text:p>Version</text:p>
          </table:table-cell>
          <table:table-cell table:style-name="ce47"/>
          <table:table-cell table:number-columns-repeated="1017"/>
        </table:table-row>
        <table:table-row table:style-name="ro10">
          <table:table-cell/>
          <table:table-cell table:style-name="ce23"/>
          <table:table-cell table:style-name="ce34"/>
          <table:table-cell table:style-name="ce39" table:number-columns-repeated="2"/>
          <table:table-cell table:style-name="ce43"/>
          <table:table-cell table:style-name="ce48"/>
          <table:table-cell table:number-columns-repeated="1017"/>
        </table:table-row>
        <table:table-row table:style-name="ro10">
          <table:table-cell/>
          <table:table-cell table:style-name="ce24"/>
          <table:table-cell table:style-name="ce35" table:number-columns-repeated="4"/>
          <table:table-cell table:number-columns-repeated="1018"/>
        </table:table-row>
        <table:table-row table:style-name="ro10">
          <table:table-cell/>
          <table:table-cell table:style-name="ce25" office:value-type="string">
            <text:p>Record of change</text:p>
          </table:table-cell>
          <table:table-cell table:number-columns-repeated="1022"/>
        </table:table-row>
        <table:table-row table:style-name="ro16">
          <table:table-cell table:style-name="ce16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Item</text:p>
          </table:table-cell>
          <table:table-cell table:style-name="ce36" office:value-type="string">
            <office:annotation draw:style-name="gr1" draw:text-style-name="P1" svg:width="2.374cm" svg:height="2.483cm" svg:x="10.897cm" svg:y="4.732cm" draw:caption-point-x="-0.539cm" draw:caption-point-y="2.307cm">
              <dc:date>2011-10-29T00:00:00</dc:date>
              <text:p text:style-name="P1"><text:span text:style-name="T1">*A</text:span><text:span text:style-name="T2">: Add</text:span></text:p>
              <text:p text:style-name="P1"><text:span text:style-name="T2"><text:s text:c="2"/></text:span><text:span text:style-name="T1">M</text:span><text:span text:style-name="T2">: Modify</text:span></text:p>
              <text:p text:style-name="P1"><text:span text:style-name="T2"><text:s text:c="2"/></text:span><text:span text:style-name="T1">D</text:span><text:span text:style-name="T2">: Delete</text:span></text:p>
              <text:p text:style-name="P1"><text:span text:style-name="T2"/></text:p>
            </office:annotation>
            <text:p>*A,D,M</text:p>
          </table:table-cell>
          <table:table-cell table:style-name="ce36" office:value-type="string">
            <text:p>Change description</text:p>
          </table:table-cell>
          <table:table-cell table:style-name="ce49" office:value-type="string">
            <text:p>Reference</text:p>
          </table:table-cell>
          <table:table-cell table:style-name="ce16" table:number-columns-repeated="1017"/>
        </table:table-row>
        <table:table-row table:style-name="ro11">
          <table:table-cell table:style-name="ce17"/>
          <table:table-cell table:style-name="ce27" office:value-type="string">
            <text:p>&lt;Date when these changes are effective&gt;</text:p>
          </table:table-cell>
          <table:table-cell table:style-name="ce37"/>
          <table:table-cell table:style-name="ce40" table:number-columns-repeated="2"/>
          <table:table-cell table:style-name="ce44"/>
          <table:table-cell table:style-name="ce50" office:value-type="string">
            <text:p>&lt;List of documents which are refered in this version.&gt;</text:p>
          </table:table-cell>
          <table:table-cell table:style-name="ce17" table:number-columns-repeated="1017"/>
        </table:table-row>
        <table:table-row table:style-name="ro17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8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7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8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7">
          <table:table-cell table:style-name="ce17"/>
          <table:table-cell table:style-name="ce28"/>
          <table:table-cell table:style-name="ce37"/>
          <table:table-cell table:style-name="ce40" table:number-columns-repeated="3"/>
          <table:table-cell table:style-name="ce51"/>
          <table:table-cell table:style-name="ce17" table:number-columns-repeated="1017"/>
        </table:table-row>
        <table:table-row table:style-name="ro18">
          <table:table-cell table:style-name="ce17"/>
          <table:table-cell table:style-name="ce29"/>
          <table:table-cell table:style-name="ce38"/>
          <table:table-cell table:style-name="ce41" table:number-columns-repeated="3"/>
          <table:table-cell table:style-name="ce52"/>
          <table:table-cell table:style-name="ce17" table:number-columns-repeated="1017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tionList" table:style-name="ta3">
        <office:forms form:automatic-focus="false" form:apply-design-mode="false"/>
        <table:table-column table:style-name="co10" table:default-cell-style-name="ce42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72"/>
        <table:table-column table:style-name="co15" table:default-cell-style-name="ce79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2" table:number-columns-repeated="248" table:default-cell-style-name="ce42"/>
        <table:table-column table:style-name="co2" table:number-columns-repeated="767" table:default-cell-style-name="Default"/>
        <table:table-row table:style-name="ro19">
          <table:table-cell/>
          <table:table-cell table:style-name="ce57" table:number-columns-repeated="3"/>
          <table:table-cell table:number-columns-repeated="2"/>
          <table:table-cell table:style-name="ce88" office:value-type="string">
            <text:p>UNIT TEST CASE LIST</text:p>
          </table:table-cell>
          <table:table-cell table:style-name="ce96"/>
          <table:table-cell table:number-columns-repeated="1016"/>
        </table:table-row>
        <table:table-row table:style-name="ro15">
          <table:table-cell/>
          <table:table-cell table:style-name="ce57" table:number-columns-repeated="3"/>
          <table:table-cell table:number-columns-repeated="2"/>
          <table:table-cell table:style-name="ce89" table:number-columns-repeated="2"/>
          <table:table-cell table:number-columns-repeated="1016"/>
        </table:table-row>
        <table:table-row table:style-name="ro13">
          <table:table-cell/>
          <table:table-cell table:style-name="ce58" office:value-type="string" table:number-columns-spanned="4" table:number-rows-spanned="1">
            <text:p>Project Name</text:p>
          </table:table-cell>
          <table:covered-table-cell table:number-columns-repeated="3" table:style-name="ce58"/>
          <table:table-cell table:style-name="ce80" table:formula="of:=[$Cover.C4]" office:value-type="string" office:string-value="&lt;Project Name&gt;" table:number-columns-spanned="4" table:number-rows-spanned="1">
            <text:p>&lt;Project Name&gt;</text:p>
          </table:table-cell>
          <table:covered-table-cell table:number-columns-repeated="2" table:style-name="ce90"/>
          <table:covered-table-cell table:style-name="ce99"/>
          <table:table-cell table:number-columns-repeated="1015"/>
        </table:table-row>
        <table:table-row table:style-name="ro13">
          <table:table-cell/>
          <table:table-cell table:style-name="ce58" office:value-type="string" table:number-columns-spanned="4" table:number-rows-spanned="1">
            <text:p>Project Code</text:p>
          </table:table-cell>
          <table:covered-table-cell table:number-columns-repeated="3" table:style-name="ce58"/>
          <table:table-cell table:style-name="ce80" table:formula="of:=[$Cover.C5]" office:value-type="string" office:string-value="&lt;Project Code&gt;" table:number-columns-spanned="4" table:number-rows-spanned="1">
            <text:p>&lt;Project Code&gt;</text:p>
          </table:table-cell>
          <table:covered-table-cell table:number-columns-repeated="2" table:style-name="ce90"/>
          <table:covered-table-cell table:style-name="ce99"/>
          <table:table-cell table:number-columns-repeated="1015"/>
        </table:table-row>
        <table:table-row table:style-name="ro13">
          <table:table-cell/>
          <table:table-cell table:style-name="ce59" office:value-type="string" table:number-columns-spanned="4" table:number-rows-spanned="1">
            <text:p>Normal number of Test cases/KLOC </text:p>
          </table:table-cell>
          <table:covered-table-cell table:number-columns-repeated="2" table:style-name="ce67"/>
          <table:covered-table-cell table:style-name="ce73"/>
          <table:table-cell table:style-name="ce81" office:value-type="float" office:value="100">
            <text:p>100</text:p>
          </table:table-cell>
          <table:table-cell table:style-name="ce90" table:number-columns-repeated="2"/>
          <table:table-cell table:style-name="ce99"/>
          <table:table-cell table:number-columns-repeated="1015"/>
        </table:table-row>
        <table:table-row table:style-name="ro20">
          <table:table-cell table:style-name="ce54"/>
          <table:table-cell table:style-name="ce60" office:value-type="string" table:number-columns-spanned="4" table:number-rows-spanned="1">
            <text:p>Test Environment Setup Description</text:p>
          </table:table-cell>
          <table:covered-table-cell table:number-columns-repeated="3" table:style-name="ce60"/>
          <table:table-cell table:style-name="ce82" office:value-type="string" table:number-columns-spanned="4" table:number-rows-spanned="1">
            <text:p>&lt;List enviroment requires in this system</text:p>
            <text:p>1. Server</text:p>
            <text:p>2. Database</text:p>
            <text:p>3. Web Browser</text:p>
            <text:p>...</text:p>
            <text:p>&gt;</text:p>
          </table:table-cell>
          <table:covered-table-cell table:number-columns-repeated="2" table:style-name="ce91"/>
          <table:covered-table-cell table:style-name="ce100"/>
          <table:table-cell table:style-name="ce54" table:number-columns-repeated="1015"/>
        </table:table-row>
        <table:table-row table:style-name="ro10">
          <table:table-cell/>
          <table:table-cell table:style-name="ce61" table:number-columns-repeated="3"/>
          <table:table-cell table:style-name="ce74"/>
          <table:table-cell table:style-name="ce83"/>
          <table:table-cell table:style-name="ce74" table:number-columns-repeated="3"/>
          <table:table-cell table:number-columns-repeated="1015"/>
        </table:table-row>
        <table:table-row table:style-name="ro16">
          <table:table-cell table:style-name="ce55"/>
          <table:table-cell table:style-name="ce62" table:number-columns-repeated="3"/>
          <table:table-cell table:style-name="ce75"/>
          <table:table-cell table:style-name="ce84"/>
          <table:table-cell table:style-name="ce75" table:number-columns-repeated="3"/>
          <table:table-cell table:style-name="ce55" table:number-columns-repeated="1015"/>
        </table:table-row>
        <table:table-row table:style-name="ro21">
          <table:table-cell table:style-name="ce56"/>
          <table:table-cell table:style-name="ce63" office:value-type="string">
            <text:p>No</text:p>
          </table:table-cell>
          <table:table-cell table:style-name="ce68" office:value-type="string">
            <text:p>Requirement</text:p>
            <text:p>Name</text:p>
          </table:table-cell>
          <table:table-cell table:style-name="ce71" office:value-type="string">
            <text:p>Class Name</text:p>
          </table:table-cell>
          <table:table-cell table:style-name="ce76" office:value-type="string">
            <text:p>Function Name</text:p>
          </table:table-cell>
          <table:table-cell table:style-name="ce85" office:value-type="string">
            <text:p><text:s/>Function Code(Optional)</text:p>
          </table:table-cell>
          <table:table-cell table:style-name="ce76" office:value-type="string">
            <text:p>Sheet Name</text:p>
          </table:table-cell>
          <table:table-cell table:style-name="ce97" office:value-type="string">
            <text:p>Description</text:p>
          </table:table-cell>
          <table:table-cell table:style-name="ce101" office:value-type="string">
            <text:p>Pre-Condition</text:p>
          </table:table-cell>
          <table:table-cell table:style-name="ce56" table:number-columns-repeated="1015"/>
        </table:table-row>
        <table:table-row table:style-name="ro8">
          <table:table-cell/>
          <table:table-cell table:style-name="ce64" office:value-type="float" office:value="1">
            <text:p>1</text:p>
          </table:table-cell>
          <table:table-cell table:style-name="ce69"/>
          <table:table-cell table:style-name="ce69" office:value-type="string">
            <text:p>TestClass</text:p>
          </table:table-cell>
          <table:table-cell table:style-name="ce77" office:value-type="string">
            <text:p>testMethodName</text:p>
          </table:table-cell>
          <table:table-cell table:style-name="ce86" office:value-type="string">
            <text:p>testMethodCode</text:p>
          </table:table-cell>
          <table:table-cell table:style-name="ce92" table:formula="of:=[.F10]" office:value-type="string" office:string-value="testMethodCode">
            <text:p>testMethodCode</text:p>
          </table:table-cell>
          <table:table-cell table:style-name="ce98"/>
          <table:table-cell table:style-name="ce102"/>
          <table:table-cell table:number-columns-repeated="1015"/>
        </table:table-row>
        <table:table-row table:style-name="ro10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3"/>
          <table:table-cell table:style-name="ce98"/>
          <table:table-cell table:style-name="ce102"/>
          <table:table-cell table:number-columns-repeated="1015"/>
        </table:table-row>
        <table:table-row table:style-name="ro10" table:number-rows-repeated="3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2"/>
          <table:table-cell table:style-name="ce98"/>
          <table:table-cell table:style-name="ce102"/>
          <table:table-cell table:number-columns-repeated="1015"/>
        </table:table-row>
        <table:table-row table:style-name="ro10" table:number-rows-repeated="7">
          <table:table-cell/>
          <table:table-cell table:style-name="ce64"/>
          <table:table-cell table:style-name="ce69" table:number-columns-repeated="2"/>
          <table:table-cell table:style-name="ce77"/>
          <table:table-cell table:style-name="ce86"/>
          <table:table-cell table:style-name="ce94" table:number-columns-repeated="2"/>
          <table:table-cell table:style-name="ce102"/>
          <table:table-cell table:number-columns-repeated="1015"/>
        </table:table-row>
        <table:table-row table:style-name="ro10">
          <table:table-cell/>
          <table:table-cell table:style-name="ce65"/>
          <table:table-cell table:style-name="ce70" table:number-columns-repeated="2"/>
          <table:table-cell table:style-name="ce78"/>
          <table:table-cell table:style-name="ce87"/>
          <table:table-cell table:style-name="ce95" table:number-columns-repeated="2"/>
          <table:table-cell table:style-name="ce103"/>
          <table:table-cell table:number-columns-repeated="1015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est Report" table:style-name="ta4" table:print-ranges="'Test Report'.A1:'Test Report'.J1048576">
        <office:forms form:automatic-focus="false" form:apply-design-mode="false"/>
        <table:table-column table:style-name="co2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number-columns-repeated="3" table:default-cell-style-name="ce42"/>
        <table:table-column table:style-name="co22" table:number-columns-repeated="3" table:default-cell-style-name="ce42"/>
        <table:table-column table:style-name="co23" table:number-columns-repeated="2" table:default-cell-style-name="ce42"/>
        <table:table-column table:style-name="co2" table:number-columns-repeated="246" table:default-cell-style-name="ce42"/>
        <table:table-column table:style-name="co2" table:number-columns-repeated="767" table:default-cell-style-name="Default"/>
        <table:table-row table:style-name="ro22">
          <table:table-cell/>
          <table:table-cell table:style-name="ce108" office:value-type="string" table:number-columns-spanned="9" table:number-rows-spanned="1">
            <text:p>UNIT TEST REPORT</text:p>
          </table:table-cell>
          <table:covered-table-cell table:number-columns-repeated="8" table:style-name="ce108"/>
          <table:table-cell table:number-columns-repeated="1014"/>
        </table:table-row>
        <table:table-row table:style-name="ro13">
          <table:table-cell table:style-name="ce104" table:number-columns-repeated="2"/>
          <table:table-cell table:style-name="ce115" table:number-columns-repeated="7"/>
          <table:table-cell table:style-name="ce135"/>
          <table:table-cell table:number-columns-repeated="1014"/>
        </table:table-row>
        <table:table-row table:style-name="ro15">
          <table:table-cell/>
          <table:table-cell table:style-name="ce22" office:value-type="string">
            <text:p>Project Name</text:p>
          </table:table-cell>
          <table:table-cell table:style-name="ce80" table:formula="of:=[$Cover.C4]" office:value-type="string" office:string-value="&lt;Project Name&gt;" table:number-columns-spanned="2" table:number-rows-spanned="1">
            <text:p>&lt;Project Name&gt;</text:p>
          </table:table-cell>
          <table:covered-table-cell table:style-name="ce80"/>
          <table:table-cell table:style-name="ce21" office:value-type="string" table:number-columns-spanned="2" table:number-rows-spanned="1">
            <text:p>Creator</text:p>
          </table:table-cell>
          <table:covered-table-cell table:style-name="ce21"/>
          <table:table-cell table:style-name="ce130" table:number-columns-spanned="4" table:number-rows-spanned="1"/>
          <table:covered-table-cell table:number-columns-repeated="2" table:style-name="ce133"/>
          <table:covered-table-cell table:style-name="ce136"/>
          <table:table-cell table:number-columns-repeated="1014"/>
        </table:table-row>
        <table:table-row table:style-name="ro15">
          <table:table-cell/>
          <table:table-cell table:style-name="ce22" office:value-type="string">
            <text:p>Project Code</text:p>
          </table:table-cell>
          <table:table-cell table:style-name="ce80" table:formula="of:=[$Cover.C5]" office:value-type="string" office:string-value="&lt;Project Code&gt;" table:number-columns-spanned="2" table:number-rows-spanned="1">
            <text:p>&lt;Project Code&gt;</text:p>
          </table:table-cell>
          <table:covered-table-cell table:style-name="ce80"/>
          <table:table-cell table:style-name="ce21" office:value-type="string" table:number-columns-spanned="2" table:number-rows-spanned="1">
            <text:p>Reviewer/Approver</text:p>
          </table:table-cell>
          <table:covered-table-cell table:style-name="ce21"/>
          <table:table-cell table:style-name="ce130" table:number-columns-spanned="4" table:number-rows-spanned="1"/>
          <table:covered-table-cell table:number-columns-repeated="2" table:style-name="ce133"/>
          <table:covered-table-cell table:style-name="ce136"/>
          <table:table-cell table:number-columns-repeated="1014"/>
        </table:table-row>
        <table:table-row table:style-name="ro20">
          <table:table-cell/>
          <table:table-cell table:style-name="ce109" office:value-type="string">
            <text:p>Document Code</text:p>
          </table:table-cell>
          <table:table-cell table:style-name="ce80" table:formula="of:=[.C4]&amp;&quot;_&quot;&amp;&quot;Test Report&quot;&amp;&quot;_&quot;&amp;&quot;vx.x&quot;" office:value-type="string" office:string-value="&lt;Project Code&gt;_Test Report_vx.x" table:number-columns-spanned="2" table:number-rows-spanned="1">
            <text:p>&lt;Project Code&gt;_Test Report_vx.x</text:p>
          </table:table-cell>
          <table:covered-table-cell table:style-name="ce80"/>
          <table:table-cell table:style-name="ce21" office:value-type="string" table:number-columns-spanned="2" table:number-rows-spanned="1">
            <text:p>Issue Date</text:p>
          </table:table-cell>
          <table:covered-table-cell table:style-name="ce21"/>
          <table:table-cell table:style-name="ce131" office:value-type="string" table:number-columns-spanned="4" table:number-rows-spanned="1">
            <text:p>&lt;Date when this test report is created&gt;</text:p>
          </table:table-cell>
          <table:covered-table-cell table:number-columns-repeated="2" table:style-name="ce134"/>
          <table:covered-table-cell table:style-name="ce137"/>
          <table:table-cell table:number-columns-repeated="1014"/>
        </table:table-row>
        <table:table-row table:style-name="ro14">
          <table:table-cell table:style-name="ce104"/>
          <table:table-cell table:style-name="ce109" office:value-type="string">
            <text:p>Notes</text:p>
          </table:table-cell>
          <table:table-cell table:style-name="ce116" office:value-type="string" table:number-columns-spanned="8" table:number-rows-spanned="1">
            <text:p>&lt;List modules included in this release&gt; ex: Release 1 includes 2 modules: Module1 and Module2</text:p>
          </table:table-cell>
          <table:covered-table-cell table:number-columns-repeated="7" table:style-name="ce116"/>
          <table:table-cell table:number-columns-repeated="1014"/>
        </table:table-row>
        <table:table-row table:style-name="ro13">
          <table:table-cell table:style-name="ce104"/>
          <table:table-cell table:style-name="ce110"/>
          <table:table-cell table:style-name="ce117"/>
          <table:table-cell table:style-name="ce115" table:number-columns-repeated="6"/>
          <table:table-cell table:style-name="ce135"/>
          <table:table-cell table:number-columns-repeated="1014"/>
        </table:table-row>
        <table:table-row table:style-name="ro10">
          <table:table-cell/>
          <table:table-cell table:style-name="ce110"/>
          <table:table-cell table:style-name="ce117"/>
          <table:table-cell table:style-name="ce115" table:number-columns-repeated="6"/>
          <table:table-cell table:style-name="ce135"/>
          <table:table-cell table:number-columns-repeated="1014"/>
        </table:table-row>
        <table:table-row table:style-name="ro10">
          <table:table-cell table:style-name="ce105" table:number-columns-repeated="10"/>
          <table:table-cell table:number-columns-repeated="1014"/>
        </table:table-row>
        <table:table-row table:style-name="ro13">
          <table:table-cell table:style-name="ce106"/>
          <table:table-cell table:style-name="ce111" office:value-type="string">
            <text:p>No</text:p>
          </table:table-cell>
          <table:table-cell table:style-name="ce118" office:value-type="string">
            <text:p>Function code</text:p>
          </table:table-cell>
          <table:table-cell table:style-name="ce123" office:value-type="string">
            <text:p>Passed</text:p>
          </table:table-cell>
          <table:table-cell table:style-name="ce118" office:value-type="string">
            <text:p>Failed</text:p>
          </table:table-cell>
          <table:table-cell table:style-name="ce129" office:value-type="string">
            <text:p>Untested</text:p>
          </table:table-cell>
          <table:table-cell table:style-name="ce129" office:value-type="string">
            <text:p>N</text:p>
          </table:table-cell>
          <table:table-cell table:style-name="ce129" office:value-type="string">
            <text:p>A</text:p>
          </table:table-cell>
          <table:table-cell table:style-name="ce129" office:value-type="string">
            <text:p>B</text:p>
          </table:table-cell>
          <table:table-cell table:style-name="ce138" office:value-type="string">
            <text:p>Total Test Cases</text:p>
          </table:table-cell>
          <table:table-cell table:number-columns-repeated="1014"/>
        </table:table-row>
        <table:table-row table:style-name="ro10">
          <table:table-cell table:style-name="ce107"/>
          <table:table-cell table:style-name="ce112" office:value-type="float" office:value="1">
            <text:p>1</text:p>
          </table:table-cell>
          <table:table-cell table:style-name="ce119" office:value-type="string">
            <text:p>testMethodCode</text:p>
          </table:table-cell>
          <table:table-cell table:style-name="ce124" table:formula="of:=[$testMethodCode.A7]" office:value-type="float" office:value="12">
            <text:p>12</text:p>
          </table:table-cell>
          <table:table-cell table:style-name="ce124" table:formula="of:=[$testMethodCode.C7]" office:value-type="float" office:value="2">
            <text:p>2</text:p>
          </table:table-cell>
          <table:table-cell table:style-name="ce124" table:formula="of:=[$testMethodCode.F7]" office:value-type="float" office:value="1">
            <text:p>1</text:p>
          </table:table-cell>
          <table:table-cell table:style-name="ce132" table:formula="of:=[$testMethodCode.L7]" office:value-type="float" office:value="12">
            <text:p>12</text:p>
          </table:table-cell>
          <table:table-cell table:style-name="ce124" table:formula="of:=[$testMethodCode.M7]" office:value-type="float" office:value="2">
            <text:p>2</text:p>
          </table:table-cell>
          <table:table-cell table:style-name="ce124" table:formula="of:=[$testMethodCode.N7]" office:value-type="float" office:value="1">
            <text:p>1</text:p>
          </table:table-cell>
          <table:table-cell table:style-name="ce124" table:formula="of:=[$testMethodCode.O7]" office:value-type="float" office:value="15">
            <text:p>15</text:p>
          </table:table-cell>
          <table:table-cell table:number-columns-repeated="1014"/>
        </table:table-row>
        <table:table-row table:style-name="ro10">
          <table:table-cell table:style-name="ce107"/>
          <table:table-cell table:style-name="ce112"/>
          <table:table-cell table:style-name="ce119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 table:number-rows-repeated="2">
          <table:table-cell table:style-name="ce107"/>
          <table:table-cell table:style-name="ce112"/>
          <table:table-cell table:style-name="ce120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>
          <table:table-cell table:style-name="ce107"/>
          <table:table-cell table:style-name="ce112"/>
          <table:table-cell table:style-name="ce119"/>
          <table:table-cell table:style-name="ce124" table:number-columns-repeated="3"/>
          <table:table-cell table:style-name="ce132"/>
          <table:table-cell table:style-name="ce124" table:number-columns-repeated="3"/>
          <table:table-cell table:number-columns-repeated="1014"/>
        </table:table-row>
        <table:table-row table:style-name="ro10">
          <table:table-cell table:style-name="ce107"/>
          <table:table-cell table:style-name="ce113"/>
          <table:table-cell table:style-name="ce121" office:value-type="string">
            <text:p>Sub total</text:p>
          </table:table-cell>
          <table:table-cell table:style-name="ce125" table:formula="of:=SUM([.D9:.D15])" office:value-type="float" office:value="12">
            <text:p>12</text:p>
          </table:table-cell>
          <table:table-cell table:style-name="ce125" table:formula="of:=SUM([.E9:.E15])" office:value-type="float" office:value="2">
            <text:p>2</text:p>
          </table:table-cell>
          <table:table-cell table:style-name="ce125" table:formula="of:=SUM([.F9:.F15])" office:value-type="float" office:value="1">
            <text:p>1</text:p>
          </table:table-cell>
          <table:table-cell table:style-name="ce125" table:formula="of:=SUM([.G9:.G15])" office:value-type="float" office:value="12">
            <text:p>12</text:p>
          </table:table-cell>
          <table:table-cell table:style-name="ce125" table:formula="of:=SUM([.H9:.H15])" office:value-type="float" office:value="2">
            <text:p>2</text:p>
          </table:table-cell>
          <table:table-cell table:style-name="ce125" table:formula="of:=SUM([.I9:.I15])" office:value-type="float" office:value="1">
            <text:p>1</text:p>
          </table:table-cell>
          <table:table-cell table:style-name="ce125" table:formula="of:=SUM([.J9:.J15])" office:value-type="float" office:value="15">
            <text:p>15</text:p>
          </table:table-cell>
          <table:table-cell table:number-columns-repeated="1014"/>
        </table:table-row>
        <table:table-row table:style-name="ro10">
          <table:table-cell table:style-name="ce105"/>
          <table:table-cell table:style-name="ce114"/>
          <table:table-cell table:style-name="ce105"/>
          <table:table-cell table:style-name="ce126"/>
          <table:table-cell table:style-name="ce127" table:number-columns-repeated="6"/>
          <table:table-cell table:number-columns-repeated="1014"/>
        </table:table-row>
        <table:table-row table:style-name="ro8">
          <table:table-cell table:style-name="ce105" table:number-columns-repeated="2"/>
          <table:table-cell table:style-name="ce122" office:value-type="string">
            <text:p>Test coverage</text:p>
          </table:table-cell>
          <table:table-cell table:style-name="ce105"/>
          <table:table-cell table:style-name="ce128" table:formula="of:=([.D16]+[.E16])*100/([.J16])" office:value-type="float" office:value="93.3333333333333">
            <text:p>93,33</text:p>
          </table:table-cell>
          <table:table-cell table:style-name="ce105" office:value-type="string">
            <text:p>%</text:p>
          </table:table-cell>
          <table:table-cell table:style-name="ce105" table:number-columns-repeated="3"/>
          <table:table-cell table:style-name="ce139"/>
          <table:table-cell table:number-columns-repeated="1014"/>
        </table:table-row>
        <table:table-row table:style-name="ro8">
          <table:table-cell table:style-name="ce105" table:number-columns-repeated="2"/>
          <table:table-cell table:style-name="ce122" office:value-type="string">
            <text:p>Test successful coverage</text:p>
          </table:table-cell>
          <table:table-cell table:style-name="ce105"/>
          <table:table-cell table:style-name="ce128" table:formula="of:=[.D16]*100/([.J16])" office:value-type="float" office:value="80">
            <text:p>80,00</text:p>
          </table:table-cell>
          <table:table-cell table:style-name="ce105" office:value-type="string">
            <text:p>%</text:p>
          </table:table-cell>
          <table:table-cell table:style-name="ce105" table:number-columns-repeated="3"/>
          <table:table-cell table:style-name="ce139"/>
          <table:table-cell table:number-columns-repeated="1014"/>
        </table:table-row>
        <table:table-row table:style-name="ro8">
          <table:table-cell table:number-columns-repeated="2"/>
          <table:table-cell table:style-name="ce122" office:value-type="string">
            <text:p>Normal case</text:p>
          </table:table-cell>
          <table:table-cell table:style-name="ce105"/>
          <table:table-cell table:style-name="ce128" table:formula="of:=[.G16]*100/[.J16]" office:value-type="float" office:value="80">
            <text:p>80,00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22" office:value-type="string">
            <text:p>Abnormal case</text:p>
          </table:table-cell>
          <table:table-cell/>
          <table:table-cell table:style-name="ce128" table:formula="of:=[.H16]*100/[.J16]" office:value-type="float" office:value="13.3333333333333">
            <text:p>13,33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22" office:value-type="string">
            <text:p>Boundary case</text:p>
          </table:table-cell>
          <table:table-cell/>
          <table:table-cell table:style-name="ce128" table:formula="of:=[.I16]*100/[.J16]" office:value-type="float" office:value="6.66666666666667">
            <text:p>6,67</text:p>
          </table:table-cell>
          <table:table-cell table:style-name="ce105" office:value-type="string">
            <text:p>%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>
            <draw:frame table:end-cell-address="'Test Report'.F38" table:end-x="0.776cm" table:end-y="0.494cm" draw:z-index="1" draw:name="Chart 17" draw:style-name="gr2" svg:width="10.562cm" svg:height="6.953cm" svg:x="0.291cm" svg:y="0.058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Test Report'.K39" table:end-x="0.006cm" table:end-y="0.058cm" draw:z-index="0" draw:name="Chart 16" draw:style-name="gr2" svg:width="8.633cm" svg:height="7.041cm" svg:x="1.741cm" svg:y="0.029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estMethodCode" table:style-name="ta5">
        <office:forms form:automatic-focus="false" form:apply-design-mode="false"/>
        <table:table-column table:style-name="co24" table:default-cell-style-name="ce145"/>
        <table:table-column table:style-name="co19" table:default-cell-style-name="ce158"/>
        <table:table-column table:style-name="co25" table:default-cell-style-name="ce145"/>
        <table:table-column table:style-name="co26" table:default-cell-style-name="ce180"/>
        <table:table-column table:style-name="co27" table:visibility="collapse" table:default-cell-style-name="ce145"/>
        <table:table-column table:style-name="co28" table:number-columns-repeated="16" table:default-cell-style-name="ce145"/>
        <table:table-column table:style-name="co2" table:number-columns-repeated="236" table:default-cell-style-name="ce145"/>
        <table:table-column table:style-name="co2" table:number-columns-repeated="767" table:default-cell-style-name="Default"/>
        <table:table-row table:style-name="ro15">
          <table:table-cell table:style-name="ce140"/>
          <table:table-cell table:style-name="ce153"/>
          <table:table-cell table:number-columns-repeated="1022"/>
        </table:table-row>
        <table:table-row table:style-name="ro15">
          <table:table-cell table:style-name="ce141" office:value-type="string" table:number-columns-spanned="2" table:number-rows-spanned="1">
            <text:p>Function Code</text:p>
          </table:table-cell>
          <table:covered-table-cell table:style-name="ce154"/>
          <table:table-cell table:style-name="ce168" table:formula="of:=[$FunctionList.F10]" office:value-type="string" office:string-value="testMethodCode" table:number-columns-spanned="3" table:number-rows-spanned="1">
            <text:p>testMethodCode</text:p>
          </table:table-cell>
          <table:covered-table-cell table:style-name="ce181"/>
          <table:covered-table-cell table:style-name="ce193"/>
          <table:table-cell table:style-name="ce206" office:value-type="string" table:number-columns-spanned="6" table:number-rows-spanned="1">
            <text:p>Function Name</text:p>
          </table:table-cell>
          <table:covered-table-cell table:number-columns-repeated="5" table:style-name="ce216"/>
          <table:table-cell table:style-name="ce218" table:formula="of:=[$FunctionList.E10]" office:value-type="string" office:string-value="testMethodName" table:number-columns-spanned="9" table:number-rows-spanned="1">
            <text:p>testMethodName</text:p>
          </table:table-cell>
          <table:covered-table-cell table:number-columns-repeated="7" table:style-name="ce222"/>
          <table:covered-table-cell table:style-name="ce227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text:p>Created By</text:p>
          </table:table-cell>
          <table:covered-table-cell table:style-name="ce155"/>
          <table:table-cell table:style-name="ce169" office:value-type="string" table:number-columns-spanned="3" table:number-rows-spanned="1">
            <text:p>&lt;Developer Name&gt;</text:p>
          </table:table-cell>
          <table:covered-table-cell table:style-name="ce182"/>
          <table:covered-table-cell table:style-name="ce194"/>
          <table:table-cell table:style-name="ce207" office:value-type="string" table:number-columns-spanned="6" table:number-rows-spanned="1">
            <text:p>Executed By</text:p>
          </table:table-cell>
          <table:covered-table-cell table:number-columns-repeated="4" table:style-name="ce217"/>
          <table:covered-table-cell table:style-name="ce155"/>
          <table:table-cell table:style-name="ce219" table:number-columns-spanned="9" table:number-rows-spanned="1"/>
          <table:covered-table-cell table:number-columns-repeated="2" table:style-name="ce182"/>
          <table:covered-table-cell table:number-columns-repeated="5" table:style-name="ce224"/>
          <table:covered-table-cell table:style-name="ce228"/>
          <table:table-cell table:number-columns-repeated="1004"/>
        </table:table-row>
        <table:table-row table:style-name="ro15">
          <table:table-cell table:style-name="ce142" office:value-type="string" table:number-columns-spanned="2" table:number-rows-spanned="1">
            <text:p>Lines <text:s/>of code</text:p>
          </table:table-cell>
          <table:covered-table-cell table:style-name="ce155"/>
          <table:table-cell table:style-name="ce170" office:value-type="float" office:value="100" table:number-columns-spanned="2" table:number-rows-spanned="1">
            <text:p>100</text:p>
          </table:table-cell>
          <table:covered-table-cell table:style-name="ce183"/>
          <table:table-cell table:style-name="ce195"/>
          <table:table-cell table:style-name="ce207" office:value-type="string" table:number-columns-spanned="6" table:number-rows-spanned="1">
            <text:p>Lack of test cases</text:p>
          </table:table-cell>
          <table:covered-table-cell table:number-columns-repeated="4" table:style-name="ce217"/>
          <table:covered-table-cell table:style-name="ce155"/>
          <table:table-cell table:style-name="ce220" table:formula="of:=IF([$FunctionList.F5]&lt;&gt;&quot;N/A&quot;;SUM([.C4]*[$FunctionList.F5]/1000;-[.O7]);&quot;N/A&quot;)" office:value-type="float" office:value="-5" table:number-columns-spanned="9" table:number-rows-spanned="1">
            <text:p>-5</text:p>
          </table:table-cell>
          <table:covered-table-cell table:number-columns-repeated="7" table:style-name="ce223"/>
          <table:covered-table-cell table:style-name="ce229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office:annotation draw:style-name="gr3" draw:text-style-name="P1" svg:width="3.093cm" svg:height="1.95cm" svg:x="4.279cm" svg:y="1.635cm" draw:caption-point-x="-0.374cm" draw:caption-point-y="0.272cm">
              <dc:date>2011-10-29T00:00:00</dc:date>
              <text:p text:style-name="P1"><text:span text:style-name="T2">Not mandatory</text:span></text:p>
              <text:p text:style-name="P1"><text:span text:style-name="T2"/></text:p>
            </office:annotation>
            <text:p>Test requirement</text:p>
          </table:table-cell>
          <table:covered-table-cell table:style-name="ce155"/>
          <table:table-cell table:style-name="ce171" office:value-type="string" table:number-columns-spanned="18" table:number-rows-spanned="1">
            <text:p>&lt;Brief description about requirements which are tested in this function&gt;</text:p>
          </table:table-cell>
          <table:covered-table-cell table:number-columns-repeated="2" table:style-name="ce171"/>
          <table:covered-table-cell table:number-columns-repeated="6" table:style-name="ce208"/>
          <table:covered-table-cell table:number-columns-repeated="9" table:style-name="ce171"/>
          <table:table-cell table:number-columns-repeated="1004"/>
        </table:table-row>
        <table:table-row table:style-name="ro15">
          <table:table-cell table:style-name="ce143" office:value-type="string" table:number-columns-spanned="2" table:number-rows-spanned="1">
            <text:p>Passed</text:p>
          </table:table-cell>
          <table:covered-table-cell table:style-name="ce156"/>
          <table:table-cell table:style-name="ce172" office:value-type="string" table:number-columns-spanned="3" table:number-rows-spanned="1">
            <text:p>Failed</text:p>
          </table:table-cell>
          <table:covered-table-cell table:style-name="ce184"/>
          <table:covered-table-cell table:style-name="ce196"/>
          <table:table-cell table:style-name="ce172" office:value-type="string" table:number-columns-spanned="6" table:number-rows-spanned="1">
            <text:p>Untested</text:p>
          </table:table-cell>
          <table:covered-table-cell table:number-columns-repeated="4" table:style-name="ce184"/>
          <table:covered-table-cell table:style-name="ce196"/>
          <table:table-cell table:style-name="ce184" office:value-type="string" table:number-columns-spanned="3" table:number-rows-spanned="1">
            <text:p>N/A/B</text:p>
          </table:table-cell>
          <table:covered-table-cell table:number-columns-repeated="2" table:style-name="ce184"/>
          <table:table-cell table:style-name="ce225" office:value-type="string" table:number-columns-spanned="6" table:number-rows-spanned="1">
            <text:p>Total Test Cases</text:p>
          </table:table-cell>
          <table:covered-table-cell table:number-columns-repeated="4" table:style-name="ce184"/>
          <table:covered-table-cell table:style-name="ce230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4" table:formula="of:=COUNTIF([.F41:.HQ41];&quot;P&quot;)" office:value-type="float" office:value="12" table:number-columns-spanned="2" table:number-rows-spanned="1">
            <text:p>12</text:p>
          </table:table-cell>
          <table:covered-table-cell table:style-name="ce157"/>
          <table:table-cell table:style-name="ce173" table:formula="of:=COUNTIF([.F41:.HQ41];&quot;F&quot;)" office:value-type="float" office:value="2" table:number-columns-spanned="3" table:number-rows-spanned="1">
            <text:p>2</text:p>
          </table:table-cell>
          <table:covered-table-cell table:style-name="ce185"/>
          <table:covered-table-cell table:style-name="ce157"/>
          <table:table-cell table:style-name="ce173" table:formula="of:=SUM([.O7];-[.A7];-[.C7])" office:value-type="float" office:value="1" table:number-columns-spanned="6" table:number-rows-spanned="1">
            <text:p>1</text:p>
          </table:table-cell>
          <table:covered-table-cell table:number-columns-repeated="4" table:style-name="ce185"/>
          <table:covered-table-cell table:style-name="ce157"/>
          <table:table-cell table:style-name="ce221" table:formula="of:=COUNTIF([.E40:.HQ40];&quot;N&quot;)" office:value-type="float" office:value="12">
            <text:p>12</text:p>
          </table:table-cell>
          <table:table-cell table:style-name="ce221" table:formula="of:=COUNTIF([.E40:.HQ40];&quot;A&quot;)" office:value-type="float" office:value="2">
            <text:p>2</text:p>
          </table:table-cell>
          <table:table-cell table:style-name="ce221" table:formula="of:=COUNTIF([.E40:.HQ40];&quot;B&quot;)" office:value-type="float" office:value="1">
            <text:p>1</text:p>
          </table:table-cell>
          <table:table-cell table:style-name="ce226" table:formula="of:=COUNTA([.E9:.HT9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231"/>
          <table:table-cell table:style-name="ce232"/>
          <table:table-cell table:number-columns-repeated="1003"/>
        </table:table-row>
        <table:table-row table:style-name="ro23">
          <table:table-cell table:number-columns-repeated="1024"/>
        </table:table-row>
        <table:table-row table:style-name="ro24">
          <table:table-cell table:style-name="ce146"/>
          <table:table-cell table:style-name="ce159"/>
          <table:table-cell table:style-name="ce146"/>
          <table:table-cell table:style-name="ce186"/>
          <table:table-cell table:style-name="ce146"/>
          <table:table-cell table:style-name="ce209" office:value-type="string">
            <text:p>UTCID01</text:p>
          </table:table-cell>
          <table:table-cell table:style-name="ce209" office:value-type="string">
            <text:p>UTCID02</text:p>
          </table:table-cell>
          <table:table-cell table:style-name="ce209" office:value-type="string">
            <text:p>UTCID03</text:p>
          </table:table-cell>
          <table:table-cell table:style-name="ce209" office:value-type="string">
            <text:p>UTCID04</text:p>
          </table:table-cell>
          <table:table-cell table:style-name="ce209" office:value-type="string">
            <text:p>UTCID05</text:p>
          </table:table-cell>
          <table:table-cell table:style-name="ce209" office:value-type="string">
            <text:p>UTCID06</text:p>
          </table:table-cell>
          <table:table-cell table:style-name="ce209" office:value-type="string">
            <text:p>UTCID07</text:p>
          </table:table-cell>
          <table:table-cell table:style-name="ce209" office:value-type="string">
            <text:p>UTCID08</text:p>
          </table:table-cell>
          <table:table-cell table:style-name="ce209" office:value-type="string">
            <text:p>UTCID09</text:p>
          </table:table-cell>
          <table:table-cell table:style-name="ce209" office:value-type="string">
            <text:p>UTCID10</text:p>
          </table:table-cell>
          <table:table-cell table:style-name="ce209" office:value-type="string">
            <text:p>UTCID11</text:p>
          </table:table-cell>
          <table:table-cell table:style-name="ce209" office:value-type="string">
            <text:p>UTCID12</text:p>
          </table:table-cell>
          <table:table-cell table:style-name="ce209" office:value-type="string">
            <text:p>UTCID13</text:p>
          </table:table-cell>
          <table:table-cell table:style-name="ce209" office:value-type="string">
            <text:p>UTCID14</text:p>
          </table:table-cell>
          <table:table-cell table:style-name="ce209" office:value-type="string">
            <text:p>UTCID15</text:p>
          </table:table-cell>
          <table:table-cell table:style-name="ce233"/>
          <table:table-cell table:style-name="ce236"/>
          <table:table-cell table:style-name="ce237"/>
          <table:table-cell table:number-columns-repeated="1001"/>
        </table:table-row>
        <table:table-row table:style-name="ro15">
          <table:table-cell table:style-name="ce147" office:value-type="string" table:number-columns-spanned="1" table:number-rows-spanned="21">
            <text:p>Condition</text:p>
          </table:table-cell>
          <table:table-cell table:style-name="ce160" office:value-type="string">
            <text:p>Precondition </text:p>
          </table:table-cell>
          <table:table-cell table:style-name="ce174">
            <office:annotation draw:style-name="gr3" draw:text-style-name="P1" svg:width="3.091cm" svg:height="2cm" svg:x="6.357cm" svg:y="3.904cm" draw:caption-point-x="-0.373cm" draw:caption-point-y="1.272cm">
              <dc:date>2011-10-29T00:00:00</dc:date>
              <text:p text:style-name="P1"><text:span text:style-name="T1">ANa:</text:span></text:p>
              <text:p text:style-name="P1"><text:span text:style-name="T2">Not mandatory</text:span></text:p>
            </office:annotation>
          </table:table-cell>
          <table:table-cell table:style-name="ce187"/>
          <table:table-cell table:style-name="ce197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Can connect with server</text:p>
          </table:table-cell>
          <table:table-cell table:style-name="ce198"/>
          <table:table-cell table:style-name="ce210" table:content-validation-name="val1" table:number-columns-repeated="15"/>
          <table:table-cell/>
          <table:table-cell table:style-name="ce235"/>
          <table:table-cell table:number-columns-repeated="1002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9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Input1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"1"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""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string">
            <text:p>null</text:p>
          </table:table-cell>
          <table:table-cell table:style-name="ce192"/>
          <table:table-cell table:style-name="ce210" table:content-validation-name="val1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 office:value-type="string">
            <text:p>Input2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8" office:value-type="string" table:number-columns-spanned="2" table:number-rows-spanned="1">
            <text:p>&gt;=5 &amp; &lt;= 10</text:p>
          </table:table-cell>
          <table:covered-table-cell table:style-name="ce188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5">
            <text:p>5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0">
            <text:p>10</text:p>
          </table:table-cell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49"/>
          <table:table-cell table:style-name="ce161"/>
          <table:table-cell table:style-name="ce175"/>
          <table:table-cell table:style-name="ce189"/>
          <table:table-cell table:style-name="ce200"/>
          <table:table-cell table:style-name="ce211" table:content-validation-name="val1" table:number-columns-repeated="15"/>
          <table:table-cell table:number-columns-repeated="1004"/>
        </table:table-row>
        <table:table-row table:style-name="ro15">
          <table:table-cell table:style-name="ce150" office:value-type="string" table:number-columns-spanned="1" table:number-rows-spanned="8">
            <text:p>Confirm</text:p>
          </table:table-cell>
          <table:table-cell table:style-name="ce162" office:value-type="string">
            <text:p>Return</text:p>
          </table:table-cell>
          <table:table-cell table:style-name="ce176"/>
          <table:table-cell table:style-name="ce190"/>
          <table:table-cell table:style-name="ce201"/>
          <table:table-cell table:style-name="ce212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7"/>
          <table:table-cell table:style-name="ce191" office:value-type="float" office:value="1">
            <text:p>1</text:p>
          </table:table-cell>
          <table:table-cell table:style-name="ce20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float" office:value="2">
            <text:p>2</text:p>
          </table:table-cell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Exception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Log message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"success"</text:p>
          </table:table-cell>
          <table:table-cell table:style-name="ce203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covered-table-cell table:style-name="ce150"/>
          <table:table-cell table:style-name="ce163"/>
          <table:table-cell table:style-name="ce177"/>
          <table:table-cell table:style-name="ce191" office:value-type="string">
            <text:p>"input1 is null"</text:p>
          </table:table-cell>
          <table:table-cell table:style-name="ce202"/>
          <table:table-cell table:style-name="ce210" table:content-validation-name="val1" table:number-columns-repeated="15"/>
          <table:table-cell table:number-columns-repeated="1004"/>
        </table:table-row>
        <table:table-row table:style-name="ro15">
          <table:table-cell table:style-name="ce152" office:value-type="string" table:number-columns-spanned="1" table:number-rows-spanned="5">
            <text:p>Result</text:p>
          </table:table-cell>
          <table:table-cell table:style-name="ce164"/>
          <table:table-cell table:style-name="ce179"/>
          <table:table-cell table:style-name="ce192"/>
          <table:table-cell table:style-name="ce179"/>
          <table:table-cell table:style-name="ce146" table:number-columns-repeated="15"/>
          <table:table-cell table:number-columns-repeated="1004"/>
        </table:table-row>
        <table:table-row table:style-name="ro15">
          <table:covered-table-cell table:style-name="ce152"/>
          <table:table-cell table:style-name="ce165" office:value-type="string" table:number-columns-spanned="3" table:number-rows-spanned="1">
            <text:p>Type(N : Normal, A : Abnormal, B : Boundary)</text:p>
          </table:table-cell>
          <table:covered-table-cell table:number-columns-repeated="2" table:style-name="ce165"/>
          <table:table-cell table:style-name="ce165"/>
          <table:table-cell table:number-columns-repeated="5" table:style-name="ce213" table:content-validation-name="val2" office:value-type="string">
            <text:p>N</text:p>
          </table:table-cell>
          <table:table-cell table:style-name="ce213" table:content-validation-name="val2" office:value-type="string">
            <text:p>B</text:p>
          </table:table-cell>
          <table:table-cell table:style-name="ce213" table:content-validation-name="val2" office:value-type="string">
            <text:p>A</text:p>
          </table:table-cell>
          <table:table-cell table:number-columns-repeated="5" table:style-name="ce213" table:content-validation-name="val2" office:value-type="string">
            <text:p>N</text:p>
          </table:table-cell>
          <table:table-cell table:style-name="ce213" table:content-validation-name="val2" office:value-type="string">
            <text:p>A</text:p>
          </table:table-cell>
          <table:table-cell table:number-columns-repeated="2" table:style-name="ce213" table:content-validation-name="val2" office:value-type="string">
            <text:p>N</text:p>
          </table:table-cell>
          <table:table-cell table:number-columns-repeated="1004"/>
        </table:table-row>
        <table:table-row table:style-name="ro15">
          <table:covered-table-cell table:style-name="ce152"/>
          <table:table-cell table:style-name="ce166" office:value-type="string" table:number-columns-spanned="3" table:number-rows-spanned="1">
            <text:p>Passed/Failed</text:p>
          </table:table-cell>
          <table:covered-table-cell table:number-columns-repeated="2" table:style-name="ce166"/>
          <table:table-cell table:style-name="ce204"/>
          <table:table-cell table:number-columns-repeated="5" table:style-name="ce213" table:content-validation-name="val3" office:value-type="string">
            <text:p>P</text:p>
          </table:table-cell>
          <table:table-cell table:number-columns-repeated="2" table:style-name="ce213" table:content-validation-name="val3" office:value-type="string">
            <text:p>F</text:p>
          </table:table-cell>
          <table:table-cell table:number-columns-repeated="5" table:style-name="ce213" table:content-validation-name="val3" office:value-type="string">
            <text:p>P</text:p>
          </table:table-cell>
          <table:table-cell table:style-name="ce213" table:content-validation-name="val3"/>
          <table:table-cell table:number-columns-repeated="2" table:style-name="ce213" table:content-validation-name="val3" office:value-type="string">
            <text:p>P</text:p>
          </table:table-cell>
          <table:table-cell table:number-columns-repeated="1004"/>
        </table:table-row>
        <table:table-row table:style-name="ro25">
          <table:covered-table-cell table:style-name="ce152"/>
          <table:table-cell table:style-name="ce167" office:value-type="string" table:number-columns-spanned="3" table:number-rows-spanned="1">
            <text:p>Executed Date</text:p>
          </table:table-cell>
          <table:covered-table-cell table:number-columns-repeated="2" table:style-name="ce167"/>
          <table:table-cell table:style-name="ce205"/>
          <table:table-cell table:number-columns-repeated="2" table:style-name="ce214" office:value-type="date" office:date-value="2007-02-26">
            <text:p>02/26</text:p>
          </table:table-cell>
          <table:table-cell table:style-name="ce214" office:value-type="date" office:date-value="2007-02-27">
            <text:p>02/27</text:p>
          </table:table-cell>
          <table:table-cell table:style-name="ce214" office:value-type="date" office:date-value="2007-02-28">
            <text:p>02/28</text:p>
          </table:table-cell>
          <table:table-cell table:style-name="ce214" office:value-type="date" office:date-value="2007-03-01">
            <text:p>03/01</text:p>
          </table:table-cell>
          <table:table-cell table:style-name="ce214" office:value-type="date" office:date-value="2007-03-02">
            <text:p>03/02</text:p>
          </table:table-cell>
          <table:table-cell table:style-name="ce214" office:value-type="date" office:date-value="2007-03-03">
            <text:p>03/03</text:p>
          </table:table-cell>
          <table:table-cell table:style-name="ce214" office:value-type="date" office:date-value="2007-03-04">
            <text:p>03/04</text:p>
          </table:table-cell>
          <table:table-cell table:style-name="ce214" office:value-type="date" office:date-value="2007-03-05">
            <text:p>03/05</text:p>
          </table:table-cell>
          <table:table-cell table:style-name="ce214" office:value-type="date" office:date-value="2007-03-06">
            <text:p>03/06</text:p>
          </table:table-cell>
          <table:table-cell table:style-name="ce214" office:value-type="date" office:date-value="2007-03-07">
            <text:p>03/07</text:p>
          </table:table-cell>
          <table:table-cell table:style-name="ce214" office:value-type="date" office:date-value="2007-03-08">
            <text:p>03/08</text:p>
          </table:table-cell>
          <table:table-cell table:style-name="ce214" office:value-type="date" office:date-value="2007-03-09">
            <text:p>03/09</text:p>
          </table:table-cell>
          <table:table-cell table:style-name="ce214" office:value-type="date" office:date-value="2007-03-10">
            <text:p>03/10</text:p>
          </table:table-cell>
          <table:table-cell table:style-name="ce214" office:value-type="date" office:date-value="2007-03-11">
            <text:p>03/11</text:p>
          </table:table-cell>
          <table:table-cell table:number-columns-repeated="1004"/>
        </table:table-row>
        <table:table-row table:style-name="ro26">
          <table:covered-table-cell table:style-name="ce152"/>
          <table:table-cell table:style-name="ce167" office:value-type="string" table:number-columns-spanned="3" table:number-rows-spanned="1">
            <text:p>Defect ID</text:p>
          </table:table-cell>
          <table:covered-table-cell table:number-columns-repeated="2" table:style-name="ce167"/>
          <table:table-cell table:style-name="ce205"/>
          <table:table-cell table:style-name="ce215" table:number-columns-repeated="5"/>
          <table:table-cell table:style-name="ce215" office:value-type="string">
            <text:p>DFID002</text:p>
          </table:table-cell>
          <table:table-cell table:style-name="ce215" office:value-type="string">
            <text:p>DFID004</text:p>
          </table:table-cell>
          <table:table-cell table:style-name="ce215" office:value-type="string">
            <text:p>DFID005</text:p>
          </table:table-cell>
          <table:table-cell table:style-name="ce215" office:value-type="string">
            <text:p>DFID006</text:p>
          </table:table-cell>
          <table:table-cell table:style-name="ce215" office:value-type="string">
            <text:p>DFID007</text:p>
          </table:table-cell>
          <table:table-cell table:style-name="ce215" office:value-type="string">
            <text:p>DFID008</text:p>
          </table:table-cell>
          <table:table-cell table:style-name="ce215" office:value-type="string">
            <text:p>DFID009</text:p>
          </table:table-cell>
          <table:table-cell table:style-name="ce215" office:value-type="string">
            <text:p>DFID010</text:p>
          </table:table-cell>
          <table:table-cell table:style-name="ce215" office:value-type="string">
            <text:p>DFID011</text:p>
          </table:table-cell>
          <table:table-cell table:style-name="ce215" office:value-type="string">
            <text:p>DFID012</text:p>
          </table:table-cell>
          <table:table-cell table:number-columns-repeated="1004"/>
        </table:table-row>
        <table:table-row table:style-name="ro15" table:number-rows-repeated="104853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Example" table:style-name="ta6">
        <office:forms form:automatic-focus="false" form:apply-design-mode="false"/>
        <table:table-column table:style-name="co24" table:default-cell-style-name="ce145"/>
        <table:table-column table:style-name="co19" table:default-cell-style-name="ce158"/>
        <table:table-column table:style-name="co25" table:default-cell-style-name="ce145"/>
        <table:table-column table:style-name="co26" table:default-cell-style-name="ce180"/>
        <table:table-column table:style-name="co27" table:visibility="collapse" table:default-cell-style-name="ce145"/>
        <table:table-column table:style-name="co28" table:number-columns-repeated="16" table:default-cell-style-name="ce145"/>
        <table:table-column table:style-name="co2" table:number-columns-repeated="236" table:default-cell-style-name="ce145"/>
        <table:table-column table:style-name="co2" table:number-columns-repeated="767" table:default-cell-style-name="Default"/>
        <table:table-row table:style-name="ro15">
          <table:table-cell table:style-name="ce140"/>
          <table:table-cell table:style-name="ce153"/>
          <table:table-cell table:number-columns-repeated="1022"/>
        </table:table-row>
        <table:table-row table:style-name="ro15">
          <table:table-cell table:style-name="ce141" office:value-type="string" table:number-columns-spanned="2" table:number-rows-spanned="1">
            <text:p>Function Code</text:p>
          </table:table-cell>
          <table:covered-table-cell table:style-name="ce154"/>
          <table:table-cell table:style-name="ce168" table:formula="of:=[$FunctionList.F10]" office:value-type="string" office:string-value="testMethodCode" table:number-columns-spanned="3" table:number-rows-spanned="1">
            <text:p>testMethodCode</text:p>
          </table:table-cell>
          <table:covered-table-cell table:style-name="ce181"/>
          <table:covered-table-cell table:style-name="ce193"/>
          <table:table-cell table:style-name="ce206" office:value-type="string" table:number-columns-spanned="6" table:number-rows-spanned="1">
            <text:p>Function Name</text:p>
          </table:table-cell>
          <table:covered-table-cell table:number-columns-repeated="5" table:style-name="ce216"/>
          <table:table-cell table:style-name="ce218" table:formula="of:=[$FunctionList.E10]" office:value-type="string" office:string-value="testMethodName" table:number-columns-spanned="9" table:number-rows-spanned="1">
            <text:p>testMethodName</text:p>
          </table:table-cell>
          <table:covered-table-cell table:number-columns-repeated="7" table:style-name="ce222"/>
          <table:covered-table-cell table:style-name="ce227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text:p>Created By</text:p>
          </table:table-cell>
          <table:covered-table-cell table:style-name="ce155"/>
          <table:table-cell table:style-name="ce169" office:value-type="string" table:number-columns-spanned="3" table:number-rows-spanned="1">
            <text:p>&lt;Developer Name&gt;</text:p>
          </table:table-cell>
          <table:covered-table-cell table:style-name="ce182"/>
          <table:covered-table-cell table:style-name="ce194"/>
          <table:table-cell table:style-name="ce207" office:value-type="string" table:number-columns-spanned="6" table:number-rows-spanned="1">
            <text:p>Executed By</text:p>
          </table:table-cell>
          <table:covered-table-cell table:number-columns-repeated="4" table:style-name="ce217"/>
          <table:covered-table-cell table:style-name="ce155"/>
          <table:table-cell table:style-name="ce182" table:number-columns-spanned="3" table:number-rows-spanned="1"/>
          <table:covered-table-cell table:number-columns-repeated="2" table:style-name="ce182"/>
          <table:table-cell table:style-name="ce224" table:number-columns-repeated="5"/>
          <table:table-cell table:style-name="ce228"/>
          <table:table-cell table:number-columns-repeated="1004"/>
        </table:table-row>
        <table:table-row table:style-name="ro15">
          <table:table-cell table:style-name="ce142" office:value-type="string" table:number-columns-spanned="2" table:number-rows-spanned="1">
            <text:p>Lines <text:s/>of code</text:p>
          </table:table-cell>
          <table:covered-table-cell table:style-name="ce155"/>
          <table:table-cell table:style-name="ce170" office:value-type="float" office:value="100" table:number-columns-spanned="2" table:number-rows-spanned="1">
            <text:p>100</text:p>
          </table:table-cell>
          <table:covered-table-cell table:style-name="ce183"/>
          <table:table-cell table:style-name="ce195"/>
          <table:table-cell table:style-name="ce207" office:value-type="string" table:number-columns-spanned="6" table:number-rows-spanned="1">
            <text:p>Lack of test cases</text:p>
          </table:table-cell>
          <table:covered-table-cell table:number-columns-repeated="4" table:style-name="ce217"/>
          <table:covered-table-cell table:style-name="ce155"/>
          <table:table-cell table:style-name="ce220" table:formula="of:=IF([$FunctionList.F5]&lt;&gt;&quot;N/A&quot;;SUM([.C4]*[$FunctionList.F5]/1000;-[.O7]);&quot;N/A&quot;)" office:value-type="float" office:value="-5" table:number-columns-spanned="9" table:number-rows-spanned="1">
            <text:p>-5</text:p>
          </table:table-cell>
          <table:covered-table-cell table:number-columns-repeated="7" table:style-name="ce223"/>
          <table:covered-table-cell table:style-name="ce229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2" office:value-type="string" table:number-columns-spanned="2" table:number-rows-spanned="1">
            <office:annotation draw:style-name="gr3" draw:text-style-name="P1" svg:width="3.093cm" svg:height="1.95cm" svg:x="4.279cm" svg:y="1.635cm" draw:caption-point-x="-0.374cm" draw:caption-point-y="0.272cm">
              <dc:date>2011-10-29T00:00:00</dc:date>
              <text:p text:style-name="P1"><text:span text:style-name="T2">Not mandatory</text:span></text:p>
              <text:p text:style-name="P1"><text:span text:style-name="T2"/></text:p>
            </office:annotation>
            <text:p>Test requirement</text:p>
          </table:table-cell>
          <table:covered-table-cell table:style-name="ce155"/>
          <table:table-cell table:style-name="ce171" office:value-type="string" table:number-columns-spanned="18" table:number-rows-spanned="1">
            <text:p>&lt;Brief description about requirements which are tested in this function&gt;</text:p>
          </table:table-cell>
          <table:covered-table-cell table:number-columns-repeated="2" table:style-name="ce171"/>
          <table:covered-table-cell table:number-columns-repeated="6" table:style-name="ce208"/>
          <table:covered-table-cell table:number-columns-repeated="9" table:style-name="ce171"/>
          <table:table-cell table:number-columns-repeated="1004"/>
        </table:table-row>
        <table:table-row table:style-name="ro15">
          <table:table-cell table:style-name="ce143" office:value-type="string" table:number-columns-spanned="2" table:number-rows-spanned="1">
            <text:p>Passed</text:p>
          </table:table-cell>
          <table:covered-table-cell table:style-name="ce156"/>
          <table:table-cell table:style-name="ce172" office:value-type="string" table:number-columns-spanned="3" table:number-rows-spanned="1">
            <text:p>Failed</text:p>
          </table:table-cell>
          <table:covered-table-cell table:style-name="ce184"/>
          <table:covered-table-cell table:style-name="ce196"/>
          <table:table-cell table:style-name="ce172" office:value-type="string" table:number-columns-spanned="6" table:number-rows-spanned="1">
            <text:p>Untested</text:p>
          </table:table-cell>
          <table:covered-table-cell table:number-columns-repeated="4" table:style-name="ce184"/>
          <table:covered-table-cell table:style-name="ce196"/>
          <table:table-cell table:style-name="ce184" office:value-type="string" table:number-columns-spanned="3" table:number-rows-spanned="1">
            <text:p>N/A/B</text:p>
          </table:table-cell>
          <table:covered-table-cell table:number-columns-repeated="2" table:style-name="ce184"/>
          <table:table-cell table:style-name="ce225" office:value-type="string" table:number-columns-spanned="6" table:number-rows-spanned="1">
            <text:p>Total Test Cases</text:p>
          </table:table-cell>
          <table:covered-table-cell table:number-columns-repeated="4" table:style-name="ce184"/>
          <table:covered-table-cell table:style-name="ce230"/>
          <table:table-cell/>
          <table:table-cell table:style-name="ce235"/>
          <table:table-cell table:number-columns-repeated="1002"/>
        </table:table-row>
        <table:table-row table:style-name="ro15">
          <table:table-cell table:style-name="ce144" table:formula="of:=COUNTIF([.F47:.HQ47];&quot;P&quot;)" office:value-type="float" office:value="0" table:number-columns-spanned="2" table:number-rows-spanned="1">
            <text:p>0</text:p>
          </table:table-cell>
          <table:covered-table-cell table:style-name="ce157"/>
          <table:table-cell table:style-name="ce173" table:formula="of:=COUNTIF([.F47:.HQ47];&quot;F&quot;)" office:value-type="float" office:value="0" table:number-columns-spanned="3" table:number-rows-spanned="1">
            <text:p>0</text:p>
          </table:table-cell>
          <table:covered-table-cell table:style-name="ce185"/>
          <table:covered-table-cell table:style-name="ce157"/>
          <table:table-cell table:style-name="ce173" table:formula="of:=SUM([.O7];-[.A7];-[.C7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157"/>
          <table:table-cell table:style-name="ce221" table:formula="of:=COUNTIF([.E46:.HQ46];&quot;N&quot;)" office:value-type="float" office:value="5">
            <text:p>5</text:p>
          </table:table-cell>
          <table:table-cell table:style-name="ce221" table:formula="of:=COUNTIF([.E46:.HQ46];&quot;A&quot;)" office:value-type="float" office:value="1">
            <text:p>1</text:p>
          </table:table-cell>
          <table:table-cell table:style-name="ce221" table:formula="of:=COUNTIF([.E46:.HQ46];&quot;B&quot;)" office:value-type="float" office:value="1">
            <text:p>1</text:p>
          </table:table-cell>
          <table:table-cell table:style-name="ce226" table:formula="of:=COUNTA([.E9:.HT9])" office:value-type="float" office:value="15" table:number-columns-spanned="6" table:number-rows-spanned="1">
            <text:p>15</text:p>
          </table:table-cell>
          <table:covered-table-cell table:number-columns-repeated="4" table:style-name="ce185"/>
          <table:covered-table-cell table:style-name="ce231"/>
          <table:table-cell table:style-name="ce232"/>
          <table:table-cell table:number-columns-repeated="1003"/>
        </table:table-row>
        <table:table-row table:style-name="ro23">
          <table:table-cell table:number-columns-repeated="1024"/>
        </table:table-row>
        <table:table-row table:style-name="ro24">
          <table:table-cell table:style-name="ce146"/>
          <table:table-cell table:style-name="ce159"/>
          <table:table-cell table:style-name="ce146"/>
          <table:table-cell table:style-name="ce186"/>
          <table:table-cell table:style-name="ce146"/>
          <table:table-cell table:style-name="ce209" office:value-type="string">
            <text:p>UTCID01</text:p>
          </table:table-cell>
          <table:table-cell table:number-columns-repeated="5" table:style-name="ce209" office:value-type="string">
            <text:p>UTCID02</text:p>
          </table:table-cell>
          <table:table-cell table:style-name="ce209" office:value-type="string">
            <text:p>UTCID07</text:p>
          </table:table-cell>
          <table:table-cell table:style-name="ce209" office:value-type="string">
            <text:p>UTCID08</text:p>
          </table:table-cell>
          <table:table-cell table:style-name="ce209" office:value-type="string">
            <text:p>UTCID09</text:p>
          </table:table-cell>
          <table:table-cell table:style-name="ce209" office:value-type="string">
            <text:p>UTCID10</text:p>
          </table:table-cell>
          <table:table-cell table:style-name="ce209" office:value-type="string">
            <text:p>UTCID11</text:p>
          </table:table-cell>
          <table:table-cell table:style-name="ce209" office:value-type="string">
            <text:p>UTCID12</text:p>
          </table:table-cell>
          <table:table-cell table:style-name="ce209" office:value-type="string">
            <text:p>UTCID13</text:p>
          </table:table-cell>
          <table:table-cell table:style-name="ce209" office:value-type="string">
            <text:p>UTCID14</text:p>
          </table:table-cell>
          <table:table-cell table:style-name="ce209" office:value-type="string">
            <text:p>UTCID15</text:p>
          </table:table-cell>
          <table:table-cell table:style-name="ce233"/>
          <table:table-cell table:style-name="ce236"/>
          <table:table-cell table:style-name="ce237"/>
          <table:table-cell table:number-columns-repeated="1001"/>
        </table:table-row>
        <table:table-row table:style-name="ro15">
          <table:table-cell table:style-name="ce147" office:value-type="string" table:number-columns-spanned="1" table:number-rows-spanned="23">
            <text:p>Condition</text:p>
          </table:table-cell>
          <table:table-cell table:style-name="ce160" office:value-type="string">
            <text:p>Precondition </text:p>
          </table:table-cell>
          <table:table-cell table:style-name="ce174">
            <office:annotation draw:style-name="gr3" draw:text-style-name="P1" svg:width="3.091cm" svg:height="1.952cm" svg:x="6.357cm" svg:y="4.901cm" draw:caption-point-x="-0.373cm" draw:caption-point-y="0.275cm">
              <dc:date>2011-10-29T00:00:00</dc:date>
              <text:p text:style-name="P1"><text:span text:style-name="T1">ANa:</text:span></text:p>
              <text:p text:style-name="P1"><text:span text:style-name="T2">Not mandatory</text:span></text:p>
            </office:annotation>
          </table:table-cell>
          <table:table-cell table:style-name="ce187"/>
          <table:table-cell table:style-name="ce197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4" table:number-columns-repeated="15"/>
          <table:table-cell/>
          <table:table-cell table:style-name="ce235"/>
          <table:table-cell table:number-columns-repeated="1002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8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9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a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2">
            <text:p>-2</text:p>
          </table:table-cell>
          <table:table-cell table:style-name="ce192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4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1">
            <text:p>-1</text:p>
          </table:table-cell>
          <table:table-cell table:style-name="ce192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0">
            <text:p>0</text:p>
          </table:table-cell>
          <table:table-cell table:style-name="ce192"/>
          <table:table-cell table:style-name="ce210" table:content-validation-name="val4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">
            <text:p>1</text:p>
          </table:table-cell>
          <table:table-cell table:style-name="ce192"/>
          <table:table-cell table:style-name="ce210" table:content-validation-name="val4" table:number-columns-repeated="4"/>
          <table:table-cell table:number-columns-repeated="2"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 office:value-type="string">
            <text:p>b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style-name="ce234"/>
          <table:table-cell table:number-columns-repeated="1003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8" office:value-type="float" office:value="0" table:number-columns-spanned="2" table:number-rows-spanned="1">
            <text:p>0</text:p>
          </table:table-cell>
          <table:covered-table-cell table:style-name="ce188"/>
          <table:table-cell table:style-name="ce210" table:content-validation-name="val4"/>
          <table:table-cell table:number-columns-repeated="2" table:style-name="ce210" table:content-validation-name="val4" office:value-type="string">
            <text:p>O</text:p>
          </table:table-cell>
          <table:table-cell table:style-name="ce210" table:content-validation-name="val4" table:number-columns-repeated="12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-2">
            <text:p>-2</text:p>
          </table:table-cell>
          <table:table-cell table:style-name="ce192"/>
          <table:table-cell table:style-name="ce210" table:content-validation-name="val4" table:number-columns-repeated="4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2">
            <text:p>2</text:p>
          </table:table-cell>
          <table:table-cell table:style-name="ce192"/>
          <table:table-cell table:style-name="ce210" table:content-validation-name="val4" table:number-columns-repeated="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number-columns-repeated="1004"/>
        </table:table-row>
        <table:table-row table:style-name="ro15">
          <table:covered-table-cell table:style-name="ce148"/>
          <table:table-cell table:style-name="ce160" office:value-type="string">
            <text:p>c</text:p>
          </table:table-cell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0">
            <text:p>0</text:p>
          </table:table-cell>
          <table:table-cell table:style-name="ce192"/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3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1">
            <text:p>1</text:p>
          </table:table-cell>
          <table:table-cell table:style-name="ce192"/>
          <table:table-cell table:style-name="ce210" table:content-validation-name="val4" table:number-columns-repeated="2"/>
          <table:table-cell table:number-columns-repeated="3" table:style-name="ce210" table:content-validation-name="val4" office:value-type="string">
            <text:p>O</text:p>
          </table:table-cell>
          <table:table-cell table:style-name="ce210" table:content-validation-name="val4" table:number-columns-repeated="10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3">
            <text:p>3</text:p>
          </table:table-cell>
          <table:table-cell table:style-name="ce192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 office:value-type="float" office:value="5">
            <text:p>5</text:p>
          </table:table-cell>
          <table:table-cell table:style-name="ce192"/>
          <table:table-cell table:style-name="ce210" table:content-validation-name="val4" table:number-columns-repeated="5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8"/>
          <table:table-cell table:style-name="ce160"/>
          <table:table-cell table:style-name="ce174"/>
          <table:table-cell table:style-name="ce187"/>
          <table:table-cell table:style-name="ce19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49"/>
          <table:table-cell table:style-name="ce161"/>
          <table:table-cell table:style-name="ce175"/>
          <table:table-cell table:style-name="ce189"/>
          <table:table-cell table:style-name="ce200"/>
          <table:table-cell table:style-name="ce211" table:content-validation-name="val4" table:number-columns-repeated="15"/>
          <table:table-cell table:number-columns-repeated="1004"/>
        </table:table-row>
        <table:table-row table:style-name="ro15">
          <table:table-cell table:style-name="ce150" office:value-type="string" table:number-columns-spanned="1" table:number-rows-spanned="12">
            <text:p>Confirm</text:p>
          </table:table-cell>
          <table:table-cell table:style-name="ce162" office:value-type="string">
            <text:p>Return</text:p>
          </table:table-cell>
          <table:table-cell table:style-name="ce176"/>
          <table:table-cell table:style-name="ce190"/>
          <table:table-cell table:style-name="ce201"/>
          <table:table-cell table:style-name="ce212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238" office:value-type="string">
            <text:p>list </text:p>
          </table:table-cell>
          <table:table-cell table:style-name="ce177"/>
          <table:table-cell table:style-name="ce191"/>
          <table:table-cell table:style-name="ce20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null</text:p>
          </table:table-cell>
          <table:table-cell table:style-name="ce202"/>
          <table:table-cell table:style-name="ce210" table:content-validation-name="val4" office:value-type="string">
            <text:p>O</text:p>
          </table:table-cell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2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9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size = 0</text:p>
          </table:table-cell>
          <table:table-cell table:style-name="ce202"/>
          <table:table-cell table:style-name="ce210" table:content-validation-name="val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3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{-1/2}</text:p>
          </table:table-cell>
          <table:table-cell table:style-name="ce202"/>
          <table:table-cell table:style-name="ce210" table:content-validation-name="val4" table:number-columns-repeated="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1"/>
          <table:table-cell table:number-columns-repeated="1004"/>
        </table:table-row>
        <table:table-row table:style-name="ro15">
          <table:covered-table-cell table:style-name="ce151"/>
          <table:table-cell table:style-name="ce238"/>
          <table:table-cell table:style-name="ce177"/>
          <table:table-cell table:style-name="ce191" office:value-type="string">
            <text:p>{1,1}</text:p>
          </table:table-cell>
          <table:table-cell table:style-name="ce202"/>
          <table:table-cell table:style-name="ce210" table:content-validation-name="val4" table:number-columns-repeated="4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0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{1,-3}</text:p>
          </table:table-cell>
          <table:table-cell table:style-name="ce203"/>
          <table:table-cell table:style-name="ce210" table:content-validation-name="val4" table:number-columns-repeated="6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8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Exception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 office:value-type="string">
            <text:p>Log message</text:p>
          </table:table-cell>
          <table:table-cell table:style-name="ce178"/>
          <table:table-cell table:style-name="ce191"/>
          <table:table-cell table:style-name="ce203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covered-table-cell table:style-name="ce151"/>
          <table:table-cell table:style-name="ce163"/>
          <table:table-cell table:style-name="ce178"/>
          <table:table-cell table:style-name="ce191" office:value-type="string">
            <text:p>"please input a&gt;= -1"</text:p>
          </table:table-cell>
          <table:table-cell table:style-name="ce203"/>
          <table:table-cell table:style-name="ce210" table:content-validation-name="val4" office:value-type="string">
            <text:p>O</text:p>
          </table:table-cell>
          <table:table-cell table:style-name="ce210" table:content-validation-name="val4" table:number-columns-repeated="14"/>
          <table:table-cell table:number-columns-repeated="1004"/>
        </table:table-row>
        <table:table-row table:style-name="ro15">
          <table:covered-table-cell table:style-name="ce150"/>
          <table:table-cell table:style-name="ce163"/>
          <table:table-cell table:style-name="ce177"/>
          <table:table-cell table:style-name="ce191"/>
          <table:table-cell table:style-name="ce202"/>
          <table:table-cell table:style-name="ce210" table:content-validation-name="val4" table:number-columns-repeated="15"/>
          <table:table-cell table:number-columns-repeated="1004"/>
        </table:table-row>
        <table:table-row table:style-name="ro15">
          <table:table-cell table:style-name="ce152" office:value-type="string" table:number-columns-spanned="1" table:number-rows-spanned="5">
            <text:p>Result</text:p>
          </table:table-cell>
          <table:table-cell table:style-name="ce164"/>
          <table:table-cell table:style-name="ce179"/>
          <table:table-cell table:style-name="ce192"/>
          <table:table-cell table:style-name="ce179"/>
          <table:table-cell table:style-name="ce146" table:number-columns-repeated="15"/>
          <table:table-cell table:number-columns-repeated="1004"/>
        </table:table-row>
        <table:table-row table:style-name="ro15">
          <table:covered-table-cell table:style-name="ce152"/>
          <table:table-cell table:style-name="ce165" office:value-type="string" table:number-columns-spanned="3" table:number-rows-spanned="1">
            <text:p>Type(N : Normal, A : Abnormal, B : Boundary)</text:p>
          </table:table-cell>
          <table:covered-table-cell table:number-columns-repeated="2" table:style-name="ce165"/>
          <table:table-cell table:style-name="ce165"/>
          <table:table-cell table:style-name="ce213" table:content-validation-name="val5" office:value-type="string">
            <text:p>A</text:p>
          </table:table-cell>
          <table:table-cell table:number-columns-repeated="5" table:style-name="ce213" table:content-validation-name="val5" office:value-type="string">
            <text:p>N</text:p>
          </table:table-cell>
          <table:table-cell table:style-name="ce213" table:content-validation-name="val5" office:value-type="string">
            <text:p>B</text:p>
          </table:table-cell>
          <table:table-cell table:style-name="ce213" table:content-validation-name="val5" table:number-columns-repeated="8"/>
          <table:table-cell table:number-columns-repeated="1004"/>
        </table:table-row>
        <table:table-row table:style-name="ro15">
          <table:covered-table-cell table:style-name="ce152"/>
          <table:table-cell table:style-name="ce166" office:value-type="string" table:number-columns-spanned="3" table:number-rows-spanned="1">
            <text:p>Passed/Failed</text:p>
          </table:table-cell>
          <table:covered-table-cell table:number-columns-repeated="2" table:style-name="ce166"/>
          <table:table-cell table:style-name="ce204"/>
          <table:table-cell table:style-name="ce213" table:content-validation-name="val6" table:number-columns-repeated="15"/>
          <table:table-cell table:number-columns-repeated="1004"/>
        </table:table-row>
        <table:table-row table:style-name="ro25">
          <table:covered-table-cell table:style-name="ce152"/>
          <table:table-cell table:style-name="ce167" office:value-type="string" table:number-columns-spanned="3" table:number-rows-spanned="1">
            <text:p>Executed Date</text:p>
          </table:table-cell>
          <table:covered-table-cell table:number-columns-repeated="2" table:style-name="ce167"/>
          <table:table-cell table:style-name="ce205"/>
          <table:table-cell table:number-columns-repeated="6" table:style-name="ce214" office:value-type="date" office:date-value="2007-02-26">
            <text:p>02/26</text:p>
          </table:table-cell>
          <table:table-cell table:style-name="ce214" office:value-type="date" office:date-value="2007-03-03">
            <text:p>03/03</text:p>
          </table:table-cell>
          <table:table-cell table:style-name="ce214" table:number-columns-repeated="8"/>
          <table:table-cell table:number-columns-repeated="1004"/>
        </table:table-row>
        <table:table-row table:style-name="ro23">
          <table:covered-table-cell table:style-name="ce152"/>
          <table:table-cell table:style-name="ce167" office:value-type="string" table:number-columns-spanned="3" table:number-rows-spanned="1">
            <text:p>Defect ID</text:p>
          </table:table-cell>
          <table:covered-table-cell table:number-columns-repeated="2" table:style-name="ce167"/>
          <table:table-cell table:style-name="ce205"/>
          <table:table-cell table:style-name="ce215" table:number-columns-repeated="15"/>
          <table:table-cell table:number-columns-repeated="1004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ACTION" table:base-cell-address="$Guidleline.$A$1" table:expression="$#REF!.$B$3:$G$4"/>
        <table:named-range table:name="Excel_BuiltIn_Print_Area" table:base-cell-address="$Guidleline.$A$1" table:cell-range-address="$'Test Report'.$A$1:.$J$1048576" table:range-usable-as="print-range"/>
        <table:named-range table:name="Z_2C0D9096_8D85_462A_A9B5_0B488ADB4269_.wvu.Cols" table:base-cell-address="$Guidleline.$A$1" table:cell-range-address="$testMethodCode.$E$1:.$E$1048576"/>
        <table:named-expression table:name="Z_2C0D9096_8D85_462A_A9B5_0B488ADB4269_.wvu.Cols 1" table:base-cell-address="$Guidleline.$A$1" table:expression="$#REF!.$E$1:$E$1048576"/>
        <table:named-expression table:name="Z_2C0D9096_8D85_462A_A9B5_0B488ADB4269_.wvu.Cols 2" table:base-cell-address="$Guidleline.$A$1" table:expression="$#REF!.$E$1:$E$1048576"/>
        <table:named-range table:name="Z_2C0D9096_8D85_462A_A9B5_0B488ADB4269_.wvu.PrintArea" table:base-cell-address="$Guidleline.$A$1" table:cell-range-address="$'Test Report'.$A$1:.$J$1048576"/>
        <table:named-range table:name="Z_6F1DCD5D_5DAC_4817_BF40_2B66F6F593E6_.wvu.Cols" table:base-cell-address="$Guidleline.$A$1" table:cell-range-address="$testMethodCode.$E$1:.$E$1048576"/>
        <table:named-expression table:name="Z_6F1DCD5D_5DAC_4817_BF40_2B66F6F593E6_.wvu.Cols 1" table:base-cell-address="$Guidleline.$A$1" table:expression="$#REF!.$E$1:$E$1048576"/>
        <table:named-expression table:name="Z_6F1DCD5D_5DAC_4817_BF40_2B66F6F593E6_.wvu.Cols 2" table:base-cell-address="$Guidleline.$A$1" table:expression="$#REF!.$E$1:$E$1048576"/>
        <table:named-range table:name="Z_6F1DCD5D_5DAC_4817_BF40_2B66F6F593E6_.wvu.PrintArea" table:base-cell-address="$Guidleline.$A$1" table:cell-range-address="$'Test Report'.$A$1:.$J$1048576"/>
        <table:named-range table:name="Z_BE54E0AD_3725_4423_92D7_4F1C045BE1BC_.wvu.Cols" table:base-cell-address="$Guidleline.$A$1" table:cell-range-address="$testMethodCode.$E$1:.$E$1048576"/>
        <table:named-expression table:name="Z_BE54E0AD_3725_4423_92D7_4F1C045BE1BC_.wvu.Cols 1" table:base-cell-address="$Guidleline.$A$1" table:expression="$#REF!.$E$1:$E$1048576"/>
        <table:named-expression table:name="Z_BE54E0AD_3725_4423_92D7_4F1C045BE1BC_.wvu.Cols 2" table:base-cell-address="$Guidleline.$A$1" table:expression="$#REF!.$E$1:$E$1048576"/>
        <table:named-range table:name="Z_BE54E0AD_3725_4423_92D7_4F1C045BE1BC_.wvu.PrintArea" table:base-cell-address="$Guidleline.$A$1" table:cell-range-address="$'Test Report'.$A$1:.$J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Courier New" svg:font-family="'Courier New'" style:font-family-generic="modern"/>
    <style:font-face style:name="Tahoma2" svg:font-family="Tahoma" style:font-family-generic="modern"/>
    <style:font-face style:name="tahoma" svg:font-family="tahoma" style:font-family-generic="modern"/>
    <style:font-face style:name="tahomaTahoma" svg:font-family="tahoma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Centaur" svg:font-family="Centaur" style:font-family-generic="roman"/>
    <style:font-face style:name="Century" svg:font-family="Century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style:text-properties fo:color="#ff0000"/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£</number:text>
      <number:number number: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number:number number:decimal-places="2" number:min-integer-digits="1" number:grouping="true"/>
      <number:text> </number:text>
    </number:number-style>
    <number:number-style style:name="N149P1" style:volatile="true">
      <number:text>-£</number:text>
      <number:number number:decimal-places="2" number:min-integer-digits="1" number:grouping="true"/>
      <number:text> </number:text>
    </number:number-style>
    <number:number-style style:name="N149P2" style:volatile="true">
      <number:text> £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\</number:text>
      <number:number number:decimal-places="0" number:min-integer-digits="1" number:grouping="true"/>
    </number:number-style>
    <number:number-style style:name="N153">
      <number:text>\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\</number:text>
      <number:number number:decimal-places="0" number:min-integer-digits="1" number:grouping="true"/>
    </number:number-style>
    <number:number-style style:name="N154">
      <style:text-properties fo:color="#ff0000"/>
      <number:text>\-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\</number:text>
      <number:number number:decimal-places="2" number:min-integer-digits="1" number:grouping="true"/>
    </number:number-style>
    <number:number-style style:name="N156">
      <number:text>\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\</number:text>
      <number:number number:decimal-places="2" number:min-integer-digits="1" number:grouping="true"/>
    </number:number-style>
    <number:number-style style:name="N157">
      <style:text-properties fo:color="#ff0000"/>
      <number:text>\-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\</number:text>
      <number:number number:decimal-places="0" number:min-integer-digits="1" number:grouping="true"/>
      <number:text> </number:text>
    </number:number-style>
    <number:number-style style:name="N161P1" style:volatile="true">
      <number:text> \-</number:text>
      <number:number number:decimal-places="0" number:min-integer-digits="1" number:grouping="true"/>
      <number:text> </number:text>
    </number:number-style>
    <number:number-style style:name="N161P2" style:volatile="true">
      <number:text> \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\</number:text>
      <number:number number:decimal-places="2" number:min-integer-digits="1" number:grouping="true"/>
      <number:text> </number:text>
    </number:number-style>
    <number:number-style style:name="N167P1" style:volatile="true">
      <number:text> \-</number:text>
      <number:number number:decimal-places="2" number:min-integer-digits="1" number:grouping="true"/>
      <number:text> </number:text>
    </number:number-style>
    <number:number-style style:name="N167P2" style:volatile="true">
      <number:text> \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 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1P0" style:volatile="true">
      <number:day/>
      <number:text>-</number:text>
      <number:month number:textual="true"/>
      <number:text>-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5P0" style:volatile="true">
      <number:month number:style="long"/>
      <number:text>/</number:text>
      <number:day number:style="long"/>
      <number:text>/</number:text>
      <number:year/>
    </number:date-style>
    <number:text-style style:name="N175">
      <number:text-content/>
      <style:map style:condition="value()&gt;=0" style:apply-style-name="N175P0"/>
    </number:text-style>
    <number:date-style style:name="N176">
      <number:month/>
      <number:text>/</number:text>
      <number:day/>
    </number:date-style>
    <number:date-style style:name="N177">
      <number:month number:style="long"/>
      <number:text>/</number:text>
      <number:day number:style="long"/>
    </number:date-style>
    <number:date-style style:name="N178">
      <number:month number:textual="true"/>
      <number:text>-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5f_Template_5f_UnitTest_20_Case_5f_v0.9" style:display-name="Normal_Sheet1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UnitTest_20_Case_5f_v0.9" style:display-name="Normal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UnitTest_20_Case_5f_v0.9_5f_Template_5f_UnitTest_20_Case_5f_v0.9" style:display-name="Normal_Template_UnitTest Case_v0.9_Template_UnitTest Case_v0.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" fo:font-size="11pt" fo:font-style="normal" fo:text-shadow="none" style:text-underline-style="solid" style:text-underline-width="auto" style:text-underline-color="font-color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27cm" fo:margin-bottom="0.432cm" fo:margin-left="1.194cm" fo:margin-right="1.194cm" style:first-page-number="continue" style:scale-to="100%" style:writing-mode="lr-tb"/>
      <style:header-style>
        <style:header-footer-properties fo:min-height="0.751cm" fo:margin-left="0.706cm" fo:margin-right="0.706cm" fo:margin-bottom="0cm"/>
      </style:header-style>
      <style:footer-style>
        <style:header-footer-properties fo:min-height="0.75cm" fo:margin-left="0.711cm" fo:margin-right="0.711cm" fo:margin-top="0.18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cm" fo:margin-left="0cm" fo:margin-right="0cm" fo:margin-top="0.139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1.27cm" fo:margin-left="0.63cm" fo:margin-right="0.63cm" style:first-page-number="continue" style:scale-to="100%" style:writing-mode="lr-tb"/>
      <style:header-style>
        <style:header-footer-properties fo:min-height="0.751cm" fo:margin-left="1.27cm" fo:margin-right="1.27cm" fo:margin-bottom="0cm"/>
      </style:header-style>
      <style:footer-style>
        <style:header-footer-properties fo:min-height="1.051cm" fo:margin-left="1.27cm" fo:margin-right="1.27cm" fo:margin-top="0.951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1.27cm" fo:margin-left="1.905cm" fo:margin-right="1.905cm" style:first-page-number="continue" style:scale-to="10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1.021cm" fo:margin-left="0cm" fo:margin-right="0cm" fo:margin-top="0.921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9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tahomaTahoma" fo:font-size="8pt" fo:font-style="normal" fo:text-shadow="none" style:text-underline-style="none" fo:font-weight="normal" style:font-name-asian="tahomaTahoma" style:font-size-asian="8pt" style:font-style-asian="normal" style:font-weight-asian="normal" style:font-name-complex="tahomaTahoma" style:font-size-complex="8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leline" style:display-name="PageStyle_Guidle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" style:display-name="PageStyle_Cover" style:page-layout-name="Mpm4">
      <style:header style:display="false"/>
      <style:header-left style:display="false"/>
      <style:footer>
        <style:region-left>
          <text:p><text:span text:style-name="MT2">Customized from Public FPT Software's CMMi document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-left>
    </style:master-page>
    <style:master-page style:name="PageStyle_5f_FunctionList" style:display-name="PageStyle_FunctionList" style:page-layout-name="Mpm5">
      <style:header style:display="false"/>
      <style:header-left style:display="false"/>
      <style:footer>
        <style:region-left>
          <text:p><text:span text:style-name="MT2">Customized from Public FPT Software's CMMi document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4">Internal use</text:span></text:p>
        </style:region-center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2">Customized from Public FPT Software's CMMi document</text:span></text:p>
        </style:region-left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Function1" style:display-name="PageStyle_Function1" style:page-layout-name="Mpm7">
      <style:header style:display="false"/>
      <style:header-left style:display="false"/>
      <style:footer>
        <style:region-left>
          <text:p><text:span text:style-name="MT5">Customized from Public FPT Software's CMMi document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5"><text:s/></text:span><text:span text:style-name="MT5">02ae-BM/PM/HDCV/FSOFT v2/0</text:span></text:p>
        </style:region-left>
        <style:region-center>
          <text:p><text:span text:style-name="MT5">Internal use</text:span></text:p>
        </style:region-center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-left>
    </style:master-page>
    <style:master-page style:name="PageStyle_5f_Function2" style:display-name="PageStyle_Function2" style:page-layout-name="Mpm8">
      <style:header style:display="false"/>
      <style:header-left style:display="false"/>
      <style:footer>
        <style:region-left>
          <text:p><text:span text:style-name="MT5"><text:s/></text:span><text:span text:style-name="MT5">02ae-BM/PM/HDCV/FSOFT v2/0</text:span></text:p>
        </style:region-left>
        <style:region-center>
          <text:p><text:span text:style-name="MT5">Internal use</text:span></text:p>
        </style:region-center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5"><text:s/></text:span><text:span text:style-name="MT5">02ae-BM/PM/HDCV/FSOFT v2/0</text:span></text:p>
        </style:region-left>
        <style:region-center>
          <text:p><text:span text:style-name="MT5">Internal use</text:span></text:p>
        </style:region-center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-left>
    </style:master-page>
    <style:master-page style:name="PageStyle_5f_Function3" style:display-name="PageStyle_Function3" style:page-layout-name="Mpm8">
      <style:header style:display="false"/>
      <style:header-left style:display="false"/>
      <style:footer>
        <style:region-left>
          <text:p><text:span text:style-name="MT5"><text:s/></text:span><text:span text:style-name="MT5">02ae-BM/PM/HDCV/FSOFT v2/0</text:span></text:p>
        </style:region-left>
        <style:region-center>
          <text:p><text:span text:style-name="MT5">Internal use</text:span></text:p>
        </style:region-center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>
      <style:footer-left style:display="false">
        <style:region-left>
          <text:p><text:span text:style-name="MT5"><text:s/></text:span><text:span text:style-name="MT5">02ae-BM/PM/HDCV/FSOFT v2/0</text:span></text:p>
        </style:region-left>
        <style:region-center>
          <text:p><text:span text:style-name="MT5">Internal use</text:span></text:p>
        </style:region-center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footer-left>
    </style:master-page>
    <style:master-page style:name="PageStyle_5f_Example" style:display-name="PageStyle_Example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guyen Hoang Anh</meta:initial-creator>
    <meta:creation-date>2007-10-09T16:39:48</meta:creation-date>
    <dc:date>2011-11-03T22:07:55</dc:date>
    <meta:generator>OpenOffice.org/3.3$Linux OpenOffice.org_project/330m20$Build-9567</meta:generator>
    <meta:editing-duration>PT36M47S</meta:editing-duration>
    <meta:editing-cycles>3</meta:editing-cycles>
    <meta:document-statistic meta:table-count="6" meta:cell-count="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text-properties fo:color="#000000" fo:font-family="'ＭＳ Ｐゴシック'" fo:font-size="9pt" fo:font-weight="bold" style:font-family-asian="'ＭＳ Ｐゴシック'" style:font-size-asian="9pt" style:font-weight-asian="bold" style:font-size-complex="9pt" style:font-weight-complex="bold"/>
    </style:style>
    <style:style style:name="ch3" style:family="chart">
      <style:graphic-properties draw:fill="solid" draw:fill-color="#ffffff"/>
      <style:text-properties fo:color="#000000" fo:font-family="'ＭＳ Ｐゴシック'" fo:font-size="7.55000019073486pt" style:font-family-asian="'ＭＳ Ｐゴシック'" style:font-size-asian="7.55000019073486pt" style:font-size-complex="7.55000019073486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'ＭＳ Ｐゴシック'" fo:font-size="9pt" style:font-family-asian="'ＭＳ Ｐゴシック'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'ＭＳ Ｐゴシック'" fo:font-size="9pt" style:font-family-asian="'ＭＳ Ｐゴシック'" style:font-size-asian="9pt" style:font-size-complex="9pt"/>
    </style:style>
    <style:style style:name="ch7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'ＭＳ Ｐゴシック'" fo:font-size="9pt" style:font-family-asian="'ＭＳ Ｐゴシック'" style:font-size-asian="9pt" style:font-size-complex="9pt"/>
    </style:style>
    <style:style style:name="ch8" style:family="chart" style:data-style-name="N10">
      <style:chart-properties chart:solid-type="cuboid" chart:data-label-number="value" chart:data-label-text="true" chart:data-label-symbol="false"/>
      <style:graphic-properties draw:fill-color="#9999ff"/>
    </style:style>
    <style:style style:name="ch9" style:family="chart" style:data-style-name="N10">
      <style:chart-properties chart:solid-type="cuboid" chart:data-label-number="value" chart:data-label-text="true" chart:data-label-symbol="false"/>
      <style:graphic-properties draw:fill-color="#993366"/>
    </style:style>
    <style:style style:name="ch10" style:family="chart" style:data-style-name="N10">
      <style:chart-properties chart:solid-type="cuboid" chart:data-label-number="value" chart:data-label-text="true" chart:data-label-symbol="false"/>
      <style:graphic-properties draw:fill-color="#ffffcc"/>
    </style:style>
    <style:style style:name="ch11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993366"/>
      <style:text-properties fo:color="#000000" fo:font-family="'ＭＳ Ｐゴシック'" fo:font-size="9pt" style:font-family-asian="'ＭＳ Ｐゴシック'" style:font-size-asian="9pt" style:font-size-complex="9pt"/>
    </style:style>
    <style:style style:name="ch12" style:family="chart">
      <style:chart-properties chart:solid-type="cuboid"/>
      <style:graphic-properties draw:fill-color="#9999ff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chart-properties chart:solid-type="cuboid"/>
      <style:graphic-properties draw:fill-color="#ffffcc"/>
    </style:style>
    <style:style style:name="ch15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ffffcc"/>
      <style:text-properties fo:color="#000000" fo:font-family="'ＭＳ Ｐゴシック'" fo:font-size="9pt" style:font-family-asian="'ＭＳ Ｐゴシック'" style:font-size-asian="9pt" style:font-size-complex="9pt"/>
    </style:style>
    <style:style style:name="ch16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ccffff"/>
      <style:text-properties fo:color="#000000" fo:font-family="'ＭＳ Ｐゴシック'" fo:font-size="9pt" style:font-family-asian="'ＭＳ Ｐゴシック'" style:font-size-asian="9pt" style:font-size-complex="9pt"/>
    </style:style>
    <style:style style:name="ch17" style:family="chart" style:data-style-name="N0">
      <style:chart-properties chart:data-label-number="value" chart:data-label-text="true" chart:data-label-symbol="false" chart:label-position="avoid-overlap">
        <chart:label-separator>
          <text:p>; </text:p>
        </chart:label-separator>
      </style:chart-properties>
      <style:graphic-properties svg:stroke-width="0.035cm" draw:fill-color="#660066"/>
      <style:text-properties fo:color="#000000" fo:font-family="'ＭＳ Ｐゴシック'" fo:font-size="9pt" style:font-family-asian="'ＭＳ Ｐゴシック'" style:font-size-asian="9pt" style:font-size-complex="9pt"/>
    </style:style>
    <style:style style:name="ch18" style:family="chart">
      <style:graphic-properties svg:stroke-width="0.035cm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8.634cm" svg:height="7.437cm" xlink:href=".." xlink:type="simple" chart:class="chart:circle" chart:row-mapping="0 0" chart:style-name="ch1">
        <chart:title svg:x="3.477cm" svg:y="0.277cm" chart:style-name="ch2">
          <text:p>Test Type</text:p>
        </chart:title>
        <chart:legend chart:legend-position="0.277cm" svg:x="7.732cm" svg:y="3.356cm" chart:style-name="ch3"/>
        <chart:plot-area chart:style-name="ch4" table:cell-range-address="'Test Report'.G10:'Test Report'.I10 'Test Report'.G15:'Test Report'.I16" chart:data-source-has-labels="row" svg:x="2.299cm" svg:y="2.206cm" svg:width="3.287cm" svg:height="3.764cm">
          <chartooo:coordinate-region svg:x="2.727cm" svg:y="2.72cm" svg:width="2.488cm" svg:height="2.974cm"/>
          <chart:axis chart:dimension="x" chart:name="primary-x" chart:style-name="ch5">
            <chart:categories table:cell-range-address="'Test Report'.G10:'Test Report'.I10"/>
          </chart:axis>
          <chart:axis chart:dimension="y" chart:name="primary-y" chart:style-name="ch6"/>
          <chart:series chart:style-name="ch7" chart:values-cell-range-address="'Test Report'.G16:'Test Report'.I16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Test Report'.G15:'Test Report'.I15" chart:class="chart:circle">
            <chart:data-point chart:style-name="ch12"/>
            <chart:data-point chart:style-name="ch13"/>
            <chart:data-point chart:style-name="ch14"/>
          </chart:series>
          <chart:series chart:style-name="ch15" chart:values-cell-range-address="" chart:class="chart:circle">
            <chart:data-point/>
          </chart:series>
          <chart:series chart:style-name="ch16" chart:values-cell-range-address="" chart:class="chart:circle">
            <chart:data-point/>
          </chart:series>
          <chart:series chart:style-name="ch17" chart:values-cell-range-address="'Test Report'.G16:'Test Report'.I16" chart:class="chart:circle">
            <chart:data-point chart:style-name="ch12"/>
            <chart:data-point chart:style-name="ch13"/>
            <chart:data-point chart:style-name="ch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Test Report'.G10:'Test Report'.I10</svg:desc>
                </draw:g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G16:'Test Report'.I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est Report'.G15:'Test Report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G16:'Test Report'.I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text-properties fo:color="#000000" fo:font-family="'ＭＳ Ｐゴシック'" fo:font-size="11pt" fo:font-weight="bold" style:font-family-asian="'ＭＳ Ｐゴシック'" style:font-size-asian="11pt" style:font-weight-asian="bold" style:font-size-complex="11pt" style:font-weight-complex="bold"/>
    </style:style>
    <style:style style:name="ch3" style:family="chart">
      <style:graphic-properties draw:fill="solid" draw:fill-color="#ffffff"/>
      <style:text-properties fo:color="#000000" fo:font-family="'ＭＳ Ｐゴシック'" fo:font-size="9.25pt" style:font-family-asian="'ＭＳ Ｐゴシック'" style:font-size-asian="9.25pt" style:font-size-complex="9.25pt"/>
    </style:style>
    <style:style style:name="ch4" style:family="chart">
      <style:chart-properties chart:include-hidden-cells="false" chart:treat-empty-cells="use-zero" chart:series-source="rows" chart:data-label-number="percentage" chart:data-label-text="tru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'ＭＳ Ｐゴシック'" fo:font-size="11pt" style:font-family-asian="'ＭＳ Ｐゴシック'" style:font-size-asian="11pt" style:font-size-complex="11pt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'ＭＳ Ｐゴシック'" fo:font-size="11pt" style:font-family-asian="'ＭＳ Ｐゴシック'" style:font-size-asian="11pt" style:font-size-complex="11pt"/>
    </style:style>
    <style:style style:name="ch7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'ＭＳ Ｐゴシック'" fo:font-size="11pt" style:font-family-asian="'ＭＳ Ｐゴシック'" style:font-size-asian="11pt" style:font-size-complex="11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'ＭＳ Ｐゴシック'" fo:font-size="11pt" style:font-family-asian="'ＭＳ Ｐゴシック'" style:font-size-asian="11pt" style:font-size-complex="11pt"/>
    </style:style>
    <style:style style:name="ch12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'ＭＳ Ｐゴシック'" fo:font-size="11pt" style:font-family-asian="'ＭＳ Ｐゴシック'" style:font-size-asian="11pt" style:font-size-complex="11pt"/>
    </style:style>
    <style:style style:name="ch13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'ＭＳ Ｐゴシック'" fo:font-size="11pt" style:font-family-asian="'ＭＳ Ｐゴシック'" style:font-size-asian="11pt" style:font-size-complex="11pt"/>
    </style:style>
    <style:style style:name="ch14" style:family="chart" style:data-style-name="N0" style:percentage-data-style-name="N10">
      <style:chart-properties chart:data-label-number="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660066"/>
      <style:text-properties fo:color="#000000" fo:font-family="'ＭＳ Ｐゴシック'" fo:font-size="11pt" style:font-family-asian="'ＭＳ Ｐゴシック'" style:font-size-asian="11pt" style:font-size-complex="11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0.563cm" svg:height="7.35cm" xlink:href=".." xlink:type="simple" chart:class="chart:circle" chart:row-mapping="0 0" chart:style-name="ch1">
        <chart:title svg:x="3.67cm" svg:y="0.278cm" chart:style-name="ch2">
          <text:p>Passed Percent</text:p>
        </chart:title>
        <chart:legend chart:legend-position="0.278cm" svg:x="8.387cm" svg:y="3.211cm" chart:style-name="ch3"/>
        <chart:plot-area chart:style-name="ch4" table:cell-range-address="'Test Report'.D10:'Test Report'.F10 'Test Report'.D15:'Test Report'.F16" chart:data-source-has-labels="row" svg:x="2.46cm" svg:y="2.173cm" svg:width="3.746cm" svg:height="3.738cm">
          <chartooo:coordinate-region svg:x="3.255cm" svg:y="2.89cm" svg:width="2.104cm" svg:height="2.511cm"/>
          <chart:axis chart:dimension="x" chart:name="primary-x" chart:style-name="ch5">
            <chart:categories table:cell-range-address="'Test Report'.D10:'Test Report'.F10"/>
          </chart:axis>
          <chart:axis chart:dimension="y" chart:name="primary-y" chart:style-name="ch6"/>
          <chart:series chart:style-name="ch7" chart:values-cell-range-address="'Test Report'.D16:'Test Report'.F16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'Test Report'.D15:'Test Report'.F15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" chart:class="chart:circle">
            <chart:data-point/>
          </chart:series>
          <chart:series chart:style-name="ch13" chart:values-cell-range-address="" chart:class="chart:circle">
            <chart:data-point/>
          </chart:series>
          <chart:series chart:style-name="ch14" chart:values-cell-range-address="'Test Report'.D16:'Test Report'.F16" chart:class="chart:circle">
            <chart:data-point chart:style-name="ch8"/>
            <chart:data-point chart:style-name="ch9"/>
            <chart:data-point chart:style-name="ch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ed</text:p>
                <draw:g>
                  <svg:desc>'Test Report'.D10:'Test Report'.F10</svg:desc>
                </draw:g>
              </table:table-cell>
              <table:table-cell office:value-type="string">
                <text:p>Failed</text:p>
              </table:table-cell>
              <table:table-cell office:value-type="string">
                <text:p>Untested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D16:'Test Report'.F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est Report'.D15:'Test Report'.F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Test Report'.D16:'Test Report'.F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